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end" style:justify-single-word="false" style:writing-mode="rl-tb"/>
      <style:text-properties style:font-name="Scheherazade" fo:font-size="24pt" fo:font-style="normal" officeooo:rsid="001360ab" officeooo:paragraph-rsid="0013aa6f" style:font-size-asian="24pt" style:font-style-asian="normal" style:font-name-complex="Scheherazade" style:font-size-complex="24pt" style:font-style-complex="normal"/>
    </style:style>
    <style:style style:name="T1" style:family="text">
      <style:text-properties officeooo:rsid="0013aa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كْوَ إِينَ لَ رَهَمَانِ * نَأَنْدَ نُذُومَ هِينِ</text:span></text:p>
      <text:p text:style-name="P1"><text:span text:style-name="T1">إِينَ يَ پِيلِ رَمَانِ * نَمْوَنْدِكِيَ يَهَايَ</text:span></text:p>
      <text:p text:style-name="P1"/>
      <text:p text:style-name="P1"><text:span text:style-name="T1">كْوٖينْيٖ رَمَانِ يَ كْوَانْدَ * بَنَاتِ نَلِوَفُونْدَ</text:span></text:p>
      <text:p text:style-name="P1"><text:span text:style-name="T1">نَ هِينِ نِمٖئُِونْدَ * وَڤُلَانَ كُوَمْبِيَ</text:span></text:p>
      <text:p text:style-name="P1"/>
      <text:p text:style-name="P1"><text:span text:style-name="T1">نَ أَسِيلِ يَ كْوَنْدِيكَ * نَهِيسِ وَانَ وَتَاكَ</text:span></text:p>
      <text:p text:style-name="P1"><text:span text:style-name="T1">بَابَ پِيَ كَذَلِيكَ * مِيمِ أَلِنَنْدِكِيَ</text:span></text:p>
      <text:p text:style-name="P1"/>
      <text:p text:style-name="P1"><text:span text:style-name="T1">بَابَ بوَانَ أَهمَادِ * أَتَمْجَازِ وَدُودِ</text:span></text:p>
      <text:p text:style-name="P1"><text:span text:style-name="T1">كْوَانِ أَلِجِتَهِيدِ * كُنَنْدِكِيَ وَسِيَ</text:span></text:p>
      <text:p text:style-name="P1"/>
      <text:p text:style-name="P1"><text:span text:style-name="T1">هَاپٗ زَمَانِ زَ يَانَ * نْدِيٗ لَ وَسِيَ يِينَ</text:span></text:p>
      <text:p text:style-name="P1"><text:span text:style-name="T1">أَلٗنَنْدِكِئَ بوَانَ * بَبَانْڠُ كَنِوَتِيَ</text:span></text:p>
      <text:p text:style-name="P1"/>
      <text:p text:style-name="P1"><text:span text:style-name="T1">نَامِ كَتِيكَ رَمَانِ * تَيِپِينْدَ كُبَئِينِ</text:span></text:p>
      <text:p text:style-name="P1"><text:span text:style-name="T1">يَالٖ نِنَيٗؤَمِينِ * يَوٖيزَ كُسَئِدِيَ</text:span></text:p>
      <text:p text:style-name="P1"><text:soft-page-break/></text:p>
      <text:p text:style-name="P1"><text:span text:style-name="T1">تَنٖينَ نَلٗيَتُومَ * نَ يَالٖ نِلٗيَسٗومَ</text:span></text:p>
      <text:p text:style-name="P1"><text:span text:style-name="T1">تَزِتَايَ نَ هٖكِيمَ * كْوَ وَاتُ نِلٗپٗكٖيَ</text:span></text:p>
      <text:p text:style-name="P1"/>
      <text:p text:style-name="P1"><text:span text:style-name="T1">يَالٖ نِتَيَكُسَانْيَ * مْبَالِ مْبَالِ كُتَنْڠَانْيَ</text:span></text:p>
      <text:p text:style-name="P1"><text:span text:style-name="T1">لٖينْڠٗ لَانْڠُ نِ كُفَانْيَ * كَامَ لَ مَئِيشَ بٗويَ</text:span></text:p>
      <text:p text:style-name="P1"/>
      <text:p text:style-name="P1"><text:span text:style-name="T1">بٗويَ هِيلِ لَ مَئِيشَ * كَاتُ هَلِتٗزَمِيشَ</text:span></text:p>
      <text:p text:style-name="P1"><text:span text:style-name="T1">أَشِكَاءٗ تَمْڤُوشَ * بَنْدَارِ تَسِكِلِيَ</text:span></text:p>
      <text:p text:style-name="P1"/>
      <text:p text:style-name="P1"><text:span text:style-name="T1">مْوَنَانْڠُ أُكِئَزِيمُ * كُؤٗوَ كْوَانْدَ فَهَامُ</text:span></text:p>
      <text:p text:style-name="P1"><text:span text:style-name="T1">كُتٖؤُوَ نِ مُهِيمُ * نِ أَامرِ يَ شَرِيَ</text:span></text:p>
      <text:p text:style-name="P1"/>
      <text:p text:style-name="P1"><text:span text:style-name="T1">مْتُومِ أَلِبَئِينِ * أَكَتوَمْبِيَ أٗوَانِ</text:span></text:p>
      <text:p text:style-name="P1"><text:span text:style-name="T1">مْوَنَامْكٖ مْوٖينْيٖ دِينِ * مُونْڠُ تَوَبَرِكِيَ</text:span></text:p>
      <text:p text:style-name="P1"/>
      <text:p text:style-name="P1"><text:span text:style-name="T1">مْوَنَانْڠُ سِتَاكٖ مْكٖ * كْوَ وٖيمَ وَ أُومْبٗ لَاكٖ</text:span></text:p>
      <text:p text:style-name="P1"><text:soft-page-break/><text:span text:style-name="T1">نَسَابَ نَ پَاتٗ لَاكٖ * مَيُتٗونِ أُتَنْڠِيَ</text:span></text:p>
      <text:p text:style-name="P1"/>
      <text:p text:style-name="P1"><text:span text:style-name="T1">وَالَ دِينِ هَئِنٖينِ * أٗوَ شُڠُؤُ لَ أُونِ</text:span></text:p>
      <text:p text:style-name="P1"><text:span text:style-name="T1">كِشُونَ كِيلٗ نَ دِينِ * كُكِؤٗوَ سِ هَتِيَ</text:span></text:p>
      <text:p text:style-name="P1"/>
      <text:p text:style-name="P1"><text:span text:style-name="T1">مْوٖينْيٖ نَسَابَ تُكُوفُ * نَ كْوَ مٗولَ مْتِئِيفُ</text:span></text:p>
      <text:p text:style-name="P1"><text:span text:style-name="T1">هَاوِ مْتُ مٖخَلِيفُ * كَامَ هُويٗ كُزٖنْڠٖيَ</text:span></text:p>
      <text:p text:style-name="P1"/>
      <text:p text:style-name="P1"><text:span text:style-name="T1">نَ مْكٖ أَالٗ نَ چَاكٖ * سِكْوَمْبِئِ سِمْتَاكٖ</text:span></text:p>
      <text:p text:style-name="P1"><text:span text:style-name="T1">بٗورَ أَاوٖ دِينِ يَاكٖ * مٖشِيكَ هَكُمْبِرِيَ</text:span></text:p>
      <text:p text:style-name="P1"/>
      <text:p text:style-name="P1"><text:span text:style-name="T1">دِينِ نِ كَامَ بُرٖيكِ * هُمزِوِيَ هَتٗوكِ</text:span></text:p>
      <text:p text:style-name="P1"><text:span text:style-name="T1">مِپَكَانِ نَ هَرُوكِ * أَكِيوَ تَئِتُمِيَ</text:span></text:p>
      <text:p text:style-name="P1"/>
      <text:p text:style-name="P1"><text:span text:style-name="T1">نَ دِينِ هُمزِوِيزَ * كُتٖينْدَ يَسٗپٖنْدٖيزَ</text:span></text:p>
      <text:p text:style-name="P1"><text:span text:style-name="T1">نَ نْدِيپٗ كَكُهِمِيزَ * مْوٖينْيٖ دِينِ كْوَنْڠَلِيَ</text:span></text:p>
      <text:p text:style-name="P1"/>
      <text:p text:style-name="P1"><text:soft-page-break/><text:span text:style-name="T1">دِينِ نِنَيٗئِنٖينَ * سِكُوَ نَايٗ نِ إِينَ</text:span></text:p>
      <text:p text:style-name="P1"><text:span text:style-name="T1">دِينِ نِ كْوَنْدَامَ سَانَ * أَامرِ زَاكٖ جَلِيَ</text:span></text:p>
      <text:p text:style-name="P1"/>
      <text:p text:style-name="P1"><text:span text:style-name="T1">نِ دِينِ كْوٖينْيٖ مَئِيشَ * مْتُ إِيوٖ هُمْوٖنْدٖيشَ</text:span></text:p>
      <text:p text:style-name="P1"><text:span text:style-name="T1">سِ دِينِ يَ كُؤٗنٖيشَ * وَاتُ كُوَهَدَلِيَ</text:span></text:p>
      <text:p text:style-name="P1"/>
      <text:p text:style-name="P1"><text:span text:style-name="T1">نِ دِينِ إِلِيٗ نْدَانِ * إِلِيٗكِيتَ مٗيٗونِ</text:span></text:p>
      <text:p text:style-name="P1"><text:span text:style-name="T1">نْدِيٗ هُوَ نِ سُكَانِ * يَ كُمُؤٗنْڠٗوزَ نْدِيَ</text:span></text:p>
      <text:p text:style-name="P1"/>
      <text:p text:style-name="P1"><text:span text:style-name="T1">نِ أُكِيسَ كُؤَمُوَ * نِ فُلَانِ تَمُؤٗوَ</text:span></text:p>
      <text:p text:style-name="P1"><text:span text:style-name="T1">فَانْيَ مَامْبٗ سَوَسَاوَ * سَنْدَامٖ يَ جٗونْڠٗ نْدِيَ</text:span></text:p>
      <text:p text:style-name="P1"/>
      <text:p text:style-name="P1"><text:span text:style-name="T1">أُسِفَانْيٖ يَ شٖشٖيڠِ * كَامَ وَاتُ وٖينْيٖ ڠٗوڠِ</text:span></text:p>
      <text:p text:style-name="P1"><text:span text:style-name="T1">سِئِپٖيكٖ زِڠِزَاڠِ * هَرُوسِ نِمٖكْوَمْبِيَ</text:span></text:p>
      <text:p text:style-name="P1"/>
      <text:p text:style-name="P1"><text:span text:style-name="T1">كُولَ إِكِيوَ نِ پٖيسِ * هُوَ نِ بٗورَ هَرُوسِ</text:span></text:p>
      <text:p text:style-name="P1"><text:span text:style-name="T1">فَانْيَ مَامْبٗ يَ كِئَاسِ * كْوَ غَرَامَ نْڠٗومَ پِيَ</text:span></text:p>
      <text:p text:style-name="P1"><text:soft-page-break/></text:p>
      <text:p text:style-name="P1"><text:span text:style-name="T1">مَكُوبوَ أُسِيَتَاكٖ * نَ مِپَاكَ أُسِرُوكٖ</text:span></text:p>
      <text:p text:style-name="P1"><text:span text:style-name="T1">پِيَ أُپَانْدٖ وَ مْكٖ * وَئِلٖيزٖ كَامَ هَايَ</text:span></text:p>
      <text:p text:style-name="P1"/>
      <text:p text:style-name="P1"><text:span text:style-name="T1">زِكِيوَ نْيِينْڠِ غَرَامَ * نَ مَيُوتٗ نِ لَزِيمَ</text:span></text:p>
      <text:p text:style-name="P1"><text:span text:style-name="T1">نْڠٗومَ زِكِيسَ كُكٗومَ * نِ لَوَامَ هُسَلِيَ</text:span></text:p>
      <text:p text:style-name="P1"/>
      <text:p text:style-name="P1"><text:span text:style-name="T1">فَانْيَ مَامْبٗ يَ كَدِيرِ * سِتَاكٖ مْنٗ فَخَارِ</text:span></text:p>
      <text:p text:style-name="P1"><text:span text:style-name="T1">نَكُؤُسِيَ سِكِيرِ * هَفُولَ زَ مَأَسِيَ</text:span></text:p>
      <text:p text:style-name="P1"/>
      <text:p text:style-name="P1"/>
      <text:p text:style-name="P1"><text:span text:style-name="T1">مِيلَ يٖيتُ أُسِوَاتٖ * مْفَانٗ كُڤِيشَ پٖيتٖ</text:span></text:p>
      <text:p text:style-name="P1"><text:span text:style-name="T1">سِ يٖيتُ أُسِفُؤَاتٖ * وٖينْڠِ وَنْڠَكَزَنِيَ</text:span></text:p>
      <text:p text:style-name="P1"/>
      <text:p text:style-name="P1"><text:span text:style-name="T1">نِ مِيلَ يَ كِنَسَارَ * كُئِوَاتَ نْدِؤٗ بٗورَ</text:span></text:p>
      <text:p text:style-name="P1"><text:span text:style-name="T1">وَنْڠَاوَ وَتَكُكٖيرَ * وَاجَ كْوَ كُتٗئٖلٖيَ</text:span></text:p>
      <text:p text:style-name="P1"/>
      <text:p text:style-name="P1"><text:soft-page-break/><text:span text:style-name="T1">نَ كْوٖينْدَ كُوپَ مْكٗونٗ * أُسِكِيرِ تَنْڠَمَانٗ</text:span></text:p>
      <text:p text:style-name="P1"><text:span text:style-name="T1">هَاتَ أَالٗ نْدُويٗ مْنٗ * سِمُؤَاتٖ نَاوٖ كُويَ</text:span></text:p>
      <text:p text:style-name="P1"/>
      <text:p text:style-name="P1"><text:span text:style-name="T1">نْيُومْبَ يَاكٗ سِئَسِيسِ * كْوَ مْسِينْڠِ وَ مَأَسِ</text:span></text:p>
      <text:p text:style-name="P1"><text:span text:style-name="T1">تَئِڤُتِيَ نُهُوسِ * نَ أُكٗرٗوفِ كُنْڠِيَ</text:span></text:p>
      <text:p text:style-name="P1"/>
      <text:p text:style-name="P1"><text:span text:style-name="T1">نَ مَأَسِ نِنٖنَايٗ * نِ كُولَ مَامْبٗ أَمْبَايٗ</text:span></text:p>
      <text:p text:style-name="P1"><text:span text:style-name="T1">مٗولَ أَيَتُكِئَايٗ * نَ كُولَ أَلٗزِوِيَ</text:span></text:p>
      <text:p text:style-name="P1"/>
      <text:p text:style-name="P1"><text:span text:style-name="T1">مٗويَ مٗويَ سِتٗوٖيزَ * كُتٗنْدٗوَ كُكْوٖلٖيزَ</text:span></text:p>
      <text:p text:style-name="P1"><text:span text:style-name="T1">نِمٖكُوپَ مُؤَنْڠَازَ * وَ نْدِيَ كُفُؤَتِيَ</text:span></text:p>
      <text:p text:style-name="P1"/>
      <text:p text:style-name="P1"><text:span text:style-name="T1">نِمٖكُوپَ نِ كِيَاسِ * كِتُميِئٖ نَاوٖ بَاسِ</text:span></text:p>
      <text:p text:style-name="P1"><text:span text:style-name="T1">كْوَ مَنْڠِنٖيٗ كُكِيسِ * كْوَ مِزَانِ كُتُمِيَ</text:span></text:p>
      <text:p text:style-name="P1"/>
      <text:p text:style-name="P1"><text:span text:style-name="T1">نْيُومْبَ نْجٖيمَ نِ مْسِنْجِ * تَامُ يَ چَاءِ سِ رَنْجِ</text:span></text:p>
      <text:p text:style-name="P1"><text:span text:style-name="T1">وٖينْڠِ مٖتِلِيوَ تَنْجِ * كْوَ فَخَارِ كُزٖنْڠٖيَ</text:span></text:p>
      <text:p text:style-name="P1"><text:soft-page-break/></text:p>
      <text:p text:style-name="P1"><text:span text:style-name="T1">كِيوَ نِ لَزِيمَ سَانَ * هِيلٗ لَ كُؤَنْدَمَانَ</text:span></text:p>
      <text:p text:style-name="P1"><text:span text:style-name="T1">شٖمٖڠِيٗ مْڤُلَانَ * أَنْدَمَنَانِ پَمٗويَ</text:span></text:p>
      <text:p text:style-name="P1"/>
      <text:p text:style-name="P1"><text:span text:style-name="T1">أَوْ مْوٖنْڠِينٖ يٗيٗوتٖ * مَهَرِيمُ نَ فُؤَاتٖ</text:span></text:p>
      <text:p text:style-name="P1"><text:span text:style-name="T1">أَجِنَابُ سِمُؤَاتٖ * مْكٖؤٗ كُمْوَنْڠَلِيَ</text:span></text:p>
      <text:p text:style-name="P1"/>
      <text:p text:style-name="P1"><text:span text:style-name="T1">رَفِيكِ سِمُؤَامْنِ * أُكَمْتِيَ نْيُمْبَانِ</text:span></text:p>
      <text:p text:style-name="P1"><text:span text:style-name="T1">إِيلَ ذَرُورَ فُلَانِ * سِكُويٖ إِكِتٗكٖيَ</text:span></text:p>
      <text:p text:style-name="P1"/>
      <text:p text:style-name="P1"><text:span text:style-name="T1">رَفِيكِ أُسِملِيچٖ * نِ زَئِيدِ هُويٗ مْچٖ</text:span></text:p>
      <text:p text:style-name="P1"><text:span text:style-name="T1">كْوَ وَاءٗ مَامْبٗ يَ چٖيچٖ * هُوَ أُسٗلِذَنِيَ</text:span></text:p>
      <text:p text:style-name="P1"/>
      <text:p text:style-name="P1"><text:span text:style-name="T1">زِزِينِ كُتِيَ سِيمْبَ * نِ كَامَ مٗوتٗ نَ پَامْبَ</text:span></text:p>
      <text:p text:style-name="P1"><text:span text:style-name="T1">مَارَ مٗويَ هُزِسُومْبَ * نَ يِيڤُ لِكَسَلِيَ</text:span></text:p>
      <text:p text:style-name="P1"/>
      <text:p text:style-name="P1"><text:span text:style-name="T1">رَفِيكِ كِنْڠِيَ نْدَانِ * سِكُويٖ أُكَتَمَانِ</text:span></text:p>
      <text:p text:style-name="P1"><text:soft-page-break/><text:span text:style-name="T1">سَامْبٖ أٗونَ نِ نْيُمْبَانِ * هٖئٖ أُتَيِتٗنْڠٖيَ</text:span></text:p>
      <text:p text:style-name="P1"/>
      <text:p text:style-name="P1"><text:span text:style-name="T1">هِيٗ كْوٖيتُ سِيٗ مِيلَ * كُنْڠِيَ كُولَ مَهَالَ</text:span></text:p>
      <text:p text:style-name="P1"><text:span text:style-name="T1">پَاسِ هٗودِ نَ سُمِيلَ * سِيٗ يٖيتُ مَزٗوٖيَ</text:span></text:p>
      <text:p text:style-name="P1"/>
      <text:p text:style-name="P1"><text:span text:style-name="T1">يَلِنَكَازِ مَدَاكَ * نِ وَڠٖينِ كُوَدَاكَ</text:span></text:p>
      <text:p text:style-name="P1"><text:span text:style-name="T1">مَدَاكَ نِ كُوَوٖيكَ * نَ نْدَانِ كُتٗتُنْڠِيَ</text:span></text:p>
      <text:p text:style-name="P1"/>
      <text:p text:style-name="P1"><text:span text:style-name="T1">إِيلَ أَاوٖ نِ مْڠٖينِ * وَ كُشُكِيَ نْيُمْبَانِ</text:span></text:p>
      <text:p text:style-name="P1"><text:span text:style-name="T1">هُنْڠِيَ نَ هَمُؤٗونِ * أَلِيٗ نْدَانِ ممٗويَ</text:span></text:p>
      <text:p text:style-name="P1"/>
      <text:p text:style-name="P1"><text:span text:style-name="T1">نَ أُچٖينْدَ سَفَرِينِ * كَشُكِيٖ هٗتٖلِينِ</text:span></text:p>
      <text:p text:style-name="P1"><text:span text:style-name="T1">سِپٖينْدٖ سَانَ نْيُمْبَانِ * إِيلَ نِ كُپِيتَ نْدِيَ</text:span></text:p>
      <text:p text:style-name="P1"/>
      <text:p text:style-name="P1"><text:span text:style-name="T1">أُكِمْوٖنْدٖيَ نْيُمْبَانِ * مْوٖينْيٖ تٗوتٗ مَسِكَانِ</text:span></text:p>
      <text:p text:style-name="P1"><text:span text:style-name="T1">أَوْ أَالٗ مَسِكِينِ * تَأَبُونِ هُمْتِيَ</text:span></text:p>
      <text:p text:style-name="P1"/>
      <text:p text:style-name="P1"><text:soft-page-break/><text:span text:style-name="T1">نَ إِوَاپٗ هُونَ بُودِ * هُكُفَانْيَ كْوَ كَسِيدِ</text:span></text:p>
      <text:p text:style-name="P1"><text:span text:style-name="T1">سِيكُ تَاتُ أُسِزِيدِ * سِؤٗنْڠٖيزٖ هَاتَ مٗويَ</text:span></text:p>
      <text:p text:style-name="P1"/>
      <text:p text:style-name="P1"><text:span text:style-name="T1">نَ هِيلٗ وٖيوٖ سِتٖينْدٖ * إِيلَ مَامْبٗ يَكُشِينْدٖ</text:span></text:p>
      <text:p text:style-name="P1"><text:span text:style-name="T1">مْتٖرٖيمْكٗ سِپٖينْدٖ * نْيٗونْڠٗ هُكُتُمْبُكِيَ</text:span></text:p>
      <text:p text:style-name="P1"/>
      <text:p text:style-name="P1"><text:span text:style-name="T1">لٗجِينْڠِ كِيوَ هَپَانَ * أَوْ مْفُكٗونِ هُونَ</text:span></text:p>
      <text:p text:style-name="P1"><text:span text:style-name="T1">نٖينْدَ كْوَ هَذَارِ سَانَ * كَامَ كُپٗتٖيَ نْدِيَ</text:span></text:p>
      <text:p text:style-name="P1"/>
      <text:p text:style-name="P1"><text:span text:style-name="T1">كِيوَ مْتُ مٖكْوَلِيكَ * نِ وَجِيبُ كُئِتِيكَ</text:span></text:p>
      <text:p text:style-name="P1"><text:span text:style-name="T1">شُغُولِ كِمَلِزِيكَ * مُسِوٖيكٖ مَزٗوٖيَ</text:span></text:p>
      <text:p text:style-name="P1"/>
      <text:p text:style-name="P1"><text:span text:style-name="T1">نَ وٖيوٖ كْوَاكٗ نْيُمْبَانِ * سِئِفَانْيٖ مْنٗ دُونِ</text:span></text:p>
      <text:p text:style-name="P1"><text:span text:style-name="T1">كُوَ مْتُ وَسِتَانِ * كْوَ مَپَامْبٗ كُيِتِيَ</text:span></text:p>
      <text:p text:style-name="P1"/>
      <text:p text:style-name="P1"><text:span text:style-name="T1">مْتِلِيٖ مْكٖ وَاكٗ * زِيتُ كْوَ كَدِيرِ يَاكٗ</text:span></text:p>
      <text:p text:style-name="P1"><text:span text:style-name="T1">إِكِيوَ نَفَاسِ إِيكٗ * سِبَانٖ أُكَزِوِيَ</text:span></text:p>
      <text:p text:style-name="P1"><text:soft-page-break/></text:p>
      <text:p text:style-name="P1"><text:span text:style-name="T1">إِيوٖ مَرِدَادِ نْيُومْبَ * نَ كْوَ زِيتُ كُئِپَامْبَ</text:span></text:p>
      <text:p text:style-name="P1"><text:span text:style-name="T1">فٖشٖينِ أَمْبَازٗ كْوَامْبَ * كَامَ يٖيٖ هُتُمِيَ</text:span></text:p>
      <text:p text:style-name="P1"/>
      <text:p text:style-name="P1"><text:span text:style-name="T1">مْتِلِيٖ كُولَ كِيتُ * أَاوٖ كَامَ وٖينْدٖ وَاتُ</text:span></text:p>
      <text:p text:style-name="P1"><text:span text:style-name="T1">سِمْوَمْبِيٖ مِيمِ كْوٖيتُ * هَايَ سِكُيَزٗوٖيَ</text:span></text:p>
      <text:p text:style-name="P1"/>
      <text:p text:style-name="P1"><text:span text:style-name="T1">أَكِيوَ مْبوَ مِنَزِينِ * أُكِمُئٖيتَ مُيِينِ</text:span></text:p>
      <text:p text:style-name="P1"><text:span text:style-name="T1">سِمُوَاتٖ كُتَمَانِ * زَ وٖينْدٖ كِشُهُدِيَ</text:span></text:p>
      <text:p text:style-name="P1"/>
      <text:p text:style-name="P1"><text:span text:style-name="T1">أُكِيوَ أُمٖئَمُوَ * مُيِينِ كُمْتُكُوَ</text:span></text:p>
      <text:p text:style-name="P1"><text:span text:style-name="T1">مْفَنْيِئٖ سَوَسَاوَ * سَامْبٖ سِ يَ كْوٖينُ هَايَ</text:span></text:p>
      <text:p text:style-name="P1"/>
      <text:p text:style-name="P1"><text:span text:style-name="T1">سِمْوَمْبِيٖ زِيتُ هِيزِ * كْوٖينُ كُپَاتَ هُوٖيزِ</text:span></text:p>
      <text:p text:style-name="P1"><text:span text:style-name="T1">كْوٖينُ نِ كَامَ كِزِيزِ * هُكُؤٗونَ مَزُلِيَ</text:span></text:p>
      <text:p text:style-name="P1"/>
      <text:p text:style-name="P1"><text:span text:style-name="T1">نَ چَكُولَ كَذَلِيكَ * مْپٖ أَنَچٗكِتَاكَ</text:span></text:p>
      <text:p text:style-name="P1"><text:soft-page-break/><text:span text:style-name="T1">أَمْبَاچٗ تَفُرَهِيكَ * مْوٖنْيٖيوٖ مٖكِزٗوٖيَ</text:span></text:p>
      <text:p text:style-name="P1"/>
      <text:p text:style-name="P1"><text:span text:style-name="T1">أَكِپٖينْدَ بِرِيَانِ * مْپٖ مْوَانَ سِمْخِينِ</text:span></text:p>
      <text:p text:style-name="P1"><text:span text:style-name="T1">مَأَدَامُ مْفُكٗونِ * أَكِيبَ إِمٖسَلِيَ</text:span></text:p>
      <text:p text:style-name="P1"/>
      <text:p text:style-name="P1"><text:span text:style-name="T1">سِيكُ أَكِتَاكَ سِيمَ * سِمْوَمْبِيٖ إٖيوٖ مَامَ</text:span></text:p>
      <text:p text:style-name="P1"><text:span text:style-name="T1">كُولَ مْتٖئٖ لَزِيمَ * مِيمِ سِتَاكِ أُذِيَ</text:span></text:p>
      <text:p text:style-name="P1"/>
      <text:p text:style-name="P1"><text:span text:style-name="T1">مُؤَتِيَ نَ خِيَارِ * أَپٖنْدَاچٗ أَخِتَارِ</text:span></text:p>
      <text:p text:style-name="P1"><text:span text:style-name="T1">سِمْكَازٖ سِ أُزُورِ * مَشَرُوتِ كُمْوٖكٖيَ</text:span></text:p>
      <text:p text:style-name="P1"/>
      <text:p text:style-name="P1"><text:span text:style-name="T1">إِيلَ كِلِيچٗ هَرَامُ * هِيلٗ سِكِيرِ فَهَامُ</text:span></text:p>
      <text:p text:style-name="P1"><text:span text:style-name="T1">هَرَامُ نَ كُولَ سُومُ * شَرِيَ إِمٖزِوِيَ</text:span></text:p>
      <text:p text:style-name="P1"/>
      <text:p text:style-name="P1"><text:span text:style-name="T1">أَامَ كُهُوسُ مَڤَازِ * يَ كَايٖ نَ سِيكُ هِيزِ</text:span></text:p>
      <text:p text:style-name="P1"><text:span text:style-name="T1">سِكِيرِ يَ كْوٖينْدَ وَازِ * مِشٗونٗ يَاسٗ نَ هَايَ</text:span></text:p>
      <text:p text:style-name="P1"/>
      <text:p text:style-name="P1"><text:soft-page-break/><text:span text:style-name="T1">كْوٖيتُ سِيسِ إِسِلَامُ * مَڤَازِ كِيتُ مُهِيمُ</text:span></text:p>
      <text:p text:style-name="P1"><text:span text:style-name="T1">نَ سِيسِ يَتُلَزِيمُ * يَ زِپِيمٗ كْوَنْڠَلِيَ</text:span></text:p>
      <text:p text:style-name="P1"/>
      <text:p text:style-name="P1"/>
      <text:p text:style-name="P1"><text:span text:style-name="T1">مْپٖ يَاكٗ مَشَرُوتِ * زَ مْشٗونٗ كُذِبِيتِ</text:span></text:p>
      <text:p text:style-name="P1"><text:span text:style-name="T1">أَكِخَلِيفُ مٖهِيتِ * نِ هَاكِ كُمزِوِيَ</text:span></text:p>
      <text:p text:style-name="P1"/>
      <text:p text:style-name="P1"/>
      <text:p text:style-name="P1"><text:span text:style-name="T1">هَاپٗ مَكٗوسَ هَپَانَ * كِكُؤُلِيزَ كُنٖينَ</text:span></text:p>
      <text:p text:style-name="P1"><text:span text:style-name="T1">رَانْڠِ هِينِ نَئِٗونَ * مَتٗونِ إِمٖنِنْڠِيَ</text:span></text:p>
      <text:p text:style-name="P1"/>
      <text:p text:style-name="P1"><text:span text:style-name="T1">أَامَ كِيوَ نِ تَمَاشَ * وَتَاكَ مْفُرَهِيشَ</text:span></text:p>
      <text:p text:style-name="P1"><text:span text:style-name="T1">سِ هَاجَ كُمُؤٗنٖيشَ * مَؤٗنِيٖ كْوَنْڠَلِيَ</text:span></text:p>
      <text:p text:style-name="P1"/>
      <text:p text:style-name="P1"><text:span text:style-name="T1">كَاتَ أُتَكَچٗپٖينْدَ * أُمْتُنُكِيٖ نْيٗونْدَ</text:span></text:p>
      <text:p text:style-name="P1"><text:span text:style-name="T1">نَاوٖ هِيلِ أُكِتٖينْدَ * چٗچٗوتٖ تَكٗنْڠٗوٖيَ</text:span></text:p>
      <text:p text:style-name="P1"/>
      <text:p text:style-name="P1"><text:soft-page-break/><text:span text:style-name="T1">مْكٖ وَاكٗ سِمْذِيكِ * سِمْوَمْبِيٖ سِينَ هِيكِ</text:span></text:p>
      <text:p text:style-name="P1"><text:span text:style-name="T1">نَ نْيِينْڠِ مْنٗ سِتَاكِ * سِزٗوٖيٖ كُتُمِيَ</text:span></text:p>
      <text:p text:style-name="P1"/>
      <text:p text:style-name="P1"><text:span text:style-name="T1">مْپٖ كْوَ يَاكٗ كَدِيرِ * أُسِفَانْيٖ تَقتِيرِ</text:span></text:p>
      <text:p text:style-name="P1"><text:span text:style-name="T1">نِ توَبِيَ سِ نْزُورِ * أُبَخِيلِ كْوٖينْيٖ هَايَ</text:span></text:p>
      <text:p text:style-name="P1"/>
      <text:p text:style-name="P1"><text:span text:style-name="T1">نَ وٖيوٖ أُپَانْدٖ وَاكٗ * إِپَامْبٖ كِيَاسِ چَاكٗ</text:span></text:p>
      <text:p text:style-name="P1"><text:span text:style-name="T1">بٗورَ أُسِڤُونْدٖ مِيكٗ * خَتِيَانِ أُكَنْڠِيَ</text:span></text:p>
      <text:p text:style-name="P1"/>
      <text:p text:style-name="P1"><text:span text:style-name="T1">كُوَ مْتُ مَرِدَادِ * أُتُونْڠٖ يَاكٗ جَسَادِ</text:span></text:p>
      <text:p text:style-name="P1"><text:span text:style-name="T1">هَاتَ كُفُكِيزَ أُودِ * أُكِوٖيزَ سِ خَتِيَ</text:span></text:p>
      <text:p text:style-name="P1"/>
      <text:p text:style-name="P1"><text:span text:style-name="T1">إِوٖيكٖ أُوٖ نَذِيفُ * سِؤٗنٖكَانٖ مْچَافُ</text:span></text:p>
      <text:p text:style-name="P1"><text:span text:style-name="T1">هِينِ نِ سُوننَ تُكُوفُ * يَ تُومْوَ وٖيتُ نَبِيَ</text:span></text:p>
      <text:p text:style-name="P1"/>
      <text:p text:style-name="P1"><text:span text:style-name="T1">كِيوَ نْيٖئٖ أُمٖوٖيكَ * زَنْڠَلِيٖ كَذَلِيكَ</text:span></text:p>
      <text:p text:style-name="P1"><text:span text:style-name="T1">سِوَاتٖ كُسٗكٗتٖيكَ * شُنْڠُرُورُ كُسَلِيَ</text:span></text:p>
      <text:p text:style-name="P1"><text:soft-page-break/></text:p>
      <text:p text:style-name="P1"><text:span text:style-name="T1">إِكِيوَ وَفُرَهِيكَ * مْكٖؤٗ أَكِپَمْبِيكَ</text:span></text:p>
      <text:p text:style-name="P1"><text:span text:style-name="T1">يُوَ نَيٖيٖ هُتَاكَ * نَاوٖ أُوٖ هُڤُتِيَ</text:span></text:p>
      <text:p text:style-name="P1"/>
      <text:p text:style-name="P1"><text:span text:style-name="T1">هِيٗ نَايٖ نْدَاكٖ هَاكِ * تَكُوَ هَفُرَهِيكِ</text:span></text:p>
      <text:p text:style-name="P1"><text:span text:style-name="T1">إِوَاپٗ هُشُغُلِيكِ * مُئِلِؤٗ كْوَنْڠَلِيَ</text:span></text:p>
      <text:p text:style-name="P1"/>
      <text:p text:style-name="P1"><text:span text:style-name="T1">نَايٖ پِيَ هُتَمَانِ * أَكِكُؤٗونَ نْدِئَانِ</text:span></text:p>
      <text:p text:style-name="P1"><text:span text:style-name="T1">أُوٖ نَاوٖ هِسَبُونِ * پٖينْيٖ وَاتُ أُتَنْڠِيَ</text:span></text:p>
      <text:p text:style-name="P1"/>
      <text:p text:style-name="P1"><text:span text:style-name="T1">أَوْ كِيوَ يَاكٗ كَازِ * كُتٖينْدَ هَايَ هُوٖيزِ</text:span></text:p>
      <text:p text:style-name="P1"><text:span text:style-name="T1">وِسَاپٗ ڤُوَ مَڠٗوزِ * سِڤَاءٖ كُتٖمْبٖلٖيَ</text:span></text:p>
      <text:p text:style-name="P1"/>
      <text:p text:style-name="P1"><text:span text:style-name="T1">سِتٖمْبٖئٖ نَ مَڠوَانْدَ * وَالَ هَرُوفُ زَ ن’ڠٗونْدَ</text:span></text:p>
      <text:p text:style-name="P1"><text:span text:style-name="T1">فَهَامُ وَاتُ هُتُونْدَ * نَ أَكِلِينِ هُتِيَ</text:span></text:p>
      <text:p text:style-name="P1"/>
      <text:p text:style-name="P1"><text:span text:style-name="T1">نَ كَذَلِيكَ أُلِيمِ * إِپِينْدٖ أُوٖ هُسٖيمِ</text:span></text:p>
      <text:p text:style-name="P1"><text:soft-page-break/><text:span text:style-name="T1">يَالٗ مَاوِ هُؤَتَامِ * مْكٖ وَاكٗ كُمْوَمْبِيَ</text:span></text:p>
      <text:p text:style-name="P1"/>
      <text:p text:style-name="P1"><text:span text:style-name="T1">مْنٗ سَانَ جِتَهِيدِ * كْوَ مَنٖينٗ مَرِدَادِ</text:span></text:p>
      <text:p text:style-name="P1"><text:span text:style-name="T1">وَاكٖ هُتَاكَ زَئِيدِ * يَالٗ تَامُ كُسِكِيَ</text:span></text:p>
      <text:p text:style-name="P1"/>
      <text:p text:style-name="P1"><text:span text:style-name="T1">نٖينَ نَايٖ كْوَ ذِهَاكَ * أَفُرَاهِ أَكِچٖيكَ</text:span></text:p>
      <text:p text:style-name="P1"><text:span text:style-name="T1">مْوَنَامْكٖ هُؤُذِيكَ * مْنٗ كُمْنْيَمَلِيَ</text:span></text:p>
      <text:p text:style-name="P1"/>
      <text:p text:style-name="P1"><text:span text:style-name="T1">مْفَنْيِئٖ نَ أُبِيشِ * كْوَ مَنٖينٗ يَاسٗ غَاشِ</text:span></text:p>
      <text:p text:style-name="P1"><text:span text:style-name="T1">نَ كْوَاكٖ كُوَ مْتٖيشِ * بِيلَ يَ كُپِنْدُكِيَ</text:span></text:p>
      <text:p text:style-name="P1"/>
      <text:p text:style-name="P1"><text:span text:style-name="T1">مْوَنَامْكٖ أَهِتَاجِ * كُڤِيشْوَ لَاسِ فَتَاجِ</text:span></text:p>
      <text:p text:style-name="P1"><text:span text:style-name="T1">كْوَ هِيلٗ كُوَ مْپَاجِ * أُسِچٗوكٖ كُمْوَمْبِيَ</text:span></text:p>
      <text:p text:style-name="P1"/>
      <text:p text:style-name="P1"><text:span text:style-name="T1">مْوَمْبِيٖ كُولَ نَامْنَ * سِيفَ زَاكٖ تٖينَ سَانَ</text:span></text:p>
      <text:p text:style-name="P1"><text:span text:style-name="T1">مْفَانٗ أُكِمُؤٗونَ * نْيٖئٖ مٖفُونْڠَ أُپِيَ</text:span></text:p>
      <text:p text:style-name="P1"/>
      <text:p text:style-name="P1"><text:soft-page-break/><text:span text:style-name="T1">كِيوَ مٖسُوكَ مِكِيلِ * أَوْ كُرُونِ مَوِيلِ</text:span></text:p>
      <text:p text:style-name="P1"><text:span text:style-name="T1">سِلِوَاتٖ يَامْبٗ هِيلِ * بِيلَ يَ كُلِتُمِيَ</text:span></text:p>
      <text:p text:style-name="P1"/>
      <text:p text:style-name="P1"><text:span text:style-name="T1">مْوَمْبِيٖ أُمٖپٖنْدٖيزَ * كْوَ نْيٖئٖ كُزِتٖنْڠٖيزَ</text:span></text:p>
      <text:p text:style-name="P1"><text:span text:style-name="T1">سِينَ بُودِ تَكُتُنْزَ * أُمْشُومُ مَارَ مٗويَ</text:span></text:p>
      <text:p text:style-name="P1"/>
      <text:p text:style-name="P1"><text:span text:style-name="T1">كِيوَ أَمٖتِيَ وَانْدَ * مْوَمْبِيٖ مْنٗ نَپٖينْدَ</text:span></text:p>
      <text:p text:style-name="P1"><text:span text:style-name="T1">سِئِفَانْيٖ هُكُتُونْدَ * أَوْ هُكُمْوَنْڠَلِيَ</text:span></text:p>
      <text:p text:style-name="P1"/>
      <text:p text:style-name="P1"><text:span text:style-name="T1">كِجِفُونْڠَ أَسُمِينِ * أَوْ كِكُوبَ كِتوَانِ</text:span></text:p>
      <text:p text:style-name="P1"><text:span text:style-name="T1">سِچٖلٖيوٖ كُبَئِينِ * نٖينٗ لٖيمَ كُمْوَمْبِيَ</text:span></text:p>
      <text:p text:style-name="P1"/>
      <text:p text:style-name="P1"><text:span text:style-name="T1">يَأَنِ كُولَ وَكَاتِ * مْوَمْبِيٖ كِيتُ كَتِيتِ</text:span></text:p>
      <text:p text:style-name="P1"><text:span text:style-name="T1">نَ كَامَ بُوبوِ سِكٖيتِ * أَوْ دُوكٗ تٗونْڠٗ پِيَ</text:span></text:p>
      <text:p text:style-name="P1"/>
      <text:p text:style-name="P1"><text:span text:style-name="T1">پِيَ مْپٖ شُكُرَانِ * كْوَ شُغُولِ زَ نْيُمْبَانِ</text:span></text:p>
      <text:p text:style-name="P1"><text:span text:style-name="T1">مْفَانٗ پِلَاءُ هِينِ * مْنٗ أُمٖئِپَتِيَ</text:span></text:p>
      <text:p text:style-name="P1"><text:soft-page-break/></text:p>
      <text:p text:style-name="P1"><text:span text:style-name="T1">أُسِچٗوكٖ كُمْسِيفُ * كْوَ نْيُومْبَ كُوَ نَذِيفُ</text:span></text:p>
      <text:p text:style-name="P1"><text:span text:style-name="T1">نَ أُكِؤٗونَ أُچَافُ * أُسِيوٖ تَمُؤُكِيَ</text:span></text:p>
      <text:p text:style-name="P1"/>
      <text:p text:style-name="P1"><text:span text:style-name="T1">نَ فَرَاغَ أُكِپَاتَ * مْبٖئٖ يَاكٗ كِكُپِيتَ</text:span></text:p>
      <text:p text:style-name="P1"><text:span text:style-name="T1">أُسِيوٖ أُتَمُؤَاتَ * مْكٗونٗ كُمْپٖكٖيَ</text:span></text:p>
      <text:p text:style-name="P1"/>
      <text:p text:style-name="P1"><text:span text:style-name="T1">مْشِيكٖ وَاكٖ مْكٗونٗ * وَالَ سِمْكَازٖ مْنٗ</text:span></text:p>
      <text:p text:style-name="P1"><text:span text:style-name="T1">هُتٗوشَ نُكُوتَ تَانٗ * أُجُومْبٖ كُمْپٖكٖيَ</text:span></text:p>
      <text:p text:style-name="P1"/>
      <text:p text:style-name="P1"><text:span text:style-name="T1">كِيوَ أَمٖكُكَبِيلِ * سِئِتِيٖ مَشُغُولِ</text:span></text:p>
      <text:p text:style-name="P1"><text:span text:style-name="T1">إِنُوَ يَاكٗ مَوِيلِ * نَ يَاكٖ كُمْوٖلٖكٖيَ</text:span></text:p>
      <text:p text:style-name="P1"/>
      <text:p text:style-name="P1"><text:span text:style-name="T1">وَاتَ مَاتٗ يَفُمَانٖ * كَتِيتِ يَنْڠَلِيَانٖ</text:span></text:p>
      <text:p text:style-name="P1"><text:span text:style-name="T1">كْوَ أُلِيمِ أُسِنٖينٖ * لُوغَ يَ مَاتٗ تُمِيَ</text:span></text:p>
      <text:p text:style-name="P1"/>
      <text:p text:style-name="P1"><text:span text:style-name="T1">مَاتٗ يَانَ لُوغَ تَامُ * هُنٖينَ مُكَفَهَامُ</text:span></text:p>
      <text:p text:style-name="P1"><text:soft-page-break/><text:span text:style-name="T1">مَاتٗ كِؤُونْڠٗ مُهِيمُ * چَ هُوبَ كُپَلِلِيَ</text:span></text:p>
      <text:p text:style-name="P1"/>
      <text:p text:style-name="P1"><text:span text:style-name="T1">مَاتٗ يَانَ كُؤُ سِيرِ * نَ مَارَ هُكُؤَذِيرِ</text:span></text:p>
      <text:p text:style-name="P1"><text:span text:style-name="T1">كَكُتٗلٖيَ خَبَارِ * مٗيٗونِ أُلٗزِوِيَ</text:span></text:p>
      <text:p text:style-name="P1"/>
      <text:p text:style-name="P1"><text:span text:style-name="T1">هِيلِ نِمٖنٖينَ سَانَ * نِ مُهِيمُ نَلِؤٗونَ</text:span></text:p>
      <text:p text:style-name="P1"><text:span text:style-name="T1">وَالَ غَرَامَ هَلِينَ * نَ سِ كَازِ كُتُمِيَ</text:span></text:p>
      <text:p text:style-name="P1"/>
      <text:p text:style-name="P1"><text:span text:style-name="T1">وَلَكِينِ سِ سَهَالِ * كْوَ كُلَّ أَالٗ مْڤُولِ</text:span></text:p>
      <text:p text:style-name="P1"><text:span text:style-name="T1">كْوَ وَنْڠِينٖ نِ ثَكِيلِ * كَاتُ هَوَكُزٗوٖيَ</text:span></text:p>
      <text:p text:style-name="P1"/>
      <text:p text:style-name="P1"><text:span text:style-name="T1">مْبِينُ هِيزِ إِزٗئٖيزٖ * زِتُمِيٖ سِزِپُوزٖ</text:span></text:p>
      <text:p text:style-name="P1"><text:span text:style-name="T1">أُتَؤٗونَ فَئِدَازٖ * مْوٖنْيٖيوٖ تَشُهُدِيَ</text:span></text:p>
      <text:p text:style-name="P1"/>
      <text:p text:style-name="P1"><text:span text:style-name="T1">مَامْبٗ هَيَانَ غَرَامَ * كْوَنْڠَلِيَ نَ كُسٖيمَ</text:span></text:p>
      <text:p text:style-name="P1"><text:span text:style-name="T1">نَ مْتُ مْكٖ دَئِيمَ * كَامَ هَايَ هُزٖنْڠٖيَ</text:span></text:p>
      <text:p text:style-name="P1"/>
      <text:p text:style-name="P1"><text:soft-page-break/><text:span text:style-name="T1">مْكٖ هُوَ أُونَ مْوَاكٗ * كُيُوَ مَؤٗونِ يَاكٗ</text:span></text:p>
      <text:p text:style-name="P1"><text:span text:style-name="T1">كُسِكِيَ نٖينٗ لَاكٗ * نِ هَاجَ أَهِتَجِيَ</text:span></text:p>
      <text:p text:style-name="P1"/>
      <text:p text:style-name="P1"><text:span text:style-name="T1">يُوَ هَتٗشٖيكِ مْكٖ * كُڤَاءَ نَ كُولَ كْوَاكٖ</text:span></text:p>
      <text:p text:style-name="P1"><text:span text:style-name="T1">أَتَاكَ نَ أُوتُ وَاكٖ * نَ هِشِيمَ كُمْوٖكٖيَ</text:span></text:p>
      <text:p text:style-name="P1"/>
      <text:p text:style-name="P1"><text:span text:style-name="T1">كُولَ أَالٗ مْتُ مْكٖ * هِيلِ نْدِيلٗ أُومْبٗ لَاكٖ</text:span></text:p>
      <text:p text:style-name="P1"><text:span text:style-name="T1">لَ مَپَامْبٗ هِيلٗ كْوَاكٖ * نِ يَامْبٗ مٖيَزٗوٖيَ</text:span></text:p>
      <text:p text:style-name="P1"/>
      <text:p text:style-name="P1"><text:span text:style-name="T1">هُتٗكٖيَ كْوَ نَدِيرَ * كْوَ هِيلِ وَسٗئِكٖيرَ</text:span></text:p>
      <text:p text:style-name="P1"><text:span text:style-name="T1">هِينَ هَپٖينْدِ كُچٗورَ * نَ وَالَ وَانْدَ كُتِيَ</text:span></text:p>
      <text:p text:style-name="P1"/>
      <text:p text:style-name="P1"><text:span text:style-name="T1">هَانَ هَايٗ مَشُغُولِ * نِ كَامَ مْتُ مْڤُولِ</text:span></text:p>
      <text:p text:style-name="P1"><text:span text:style-name="T1">يَ أُرٖيمْبٗ هَيَجَالِ * وَالَ هَكُيَزٗوٖيَ</text:span></text:p>
      <text:p text:style-name="P1"/>
      <text:p text:style-name="P1"><text:span text:style-name="T1">كِيوَ نَاوٖ وَاكٗ مْكٖ * هِيلٗ سِ شُغُولِ يَاكٖ</text:span></text:p>
      <text:p text:style-name="P1"><text:span text:style-name="T1">بَاسِ نَاوٖ سِسُمْبُوكٖ * مَشُغُولِ كُيِتِيَ</text:span></text:p>
      <text:p text:style-name="P1"><text:soft-page-break/></text:p>
      <text:p text:style-name="P1"><text:span text:style-name="T1">نَ لٖنْڠِينٖ لَ ذَرُورَ * إِفُونْدٖ مْنٗ سُبِيرَ</text:span></text:p>
      <text:p text:style-name="P1"><text:span text:style-name="T1">كُونَ مَامْبٗ يَ كُكٖيرَ * مَئِشَانِ يَتٗكٖيَ</text:span></text:p>
      <text:p text:style-name="P1"/>
      <text:p text:style-name="P1"><text:span text:style-name="T1">هَكُونَ مَئِيشَ تَامُ * يٖينْيٖ رَاهَ يَ كُدُومُ</text:span></text:p>
      <text:p text:style-name="P1"><text:span text:style-name="T1">مَامْبٗ تَكُوَ مَڠُومُ * كِيوَ هُتٗڤُمِلِيَ</text:span></text:p>
      <text:p text:style-name="P1"/>
      <text:p text:style-name="P1"><text:span text:style-name="T1">كُونَ تَامُ نَ أُتُونْڠُ * كْوٖينْيٖ هُؤُ أُلِمْوٖينْڠُ</text:span></text:p>
      <text:p text:style-name="P1"><text:span text:style-name="T1">يَلِئَانْدَ هَايَ تَانْڠُ * يَلِپٗؤُمْبوَ دُنِيَ</text:span></text:p>
      <text:p text:style-name="P1"/>
      <text:p text:style-name="P1"><text:span text:style-name="T1">هِينِ نْدِينٗ كَوَئِيدَ * كُونَ رَاهَ كُونَ شِيدَ</text:span></text:p>
      <text:p text:style-name="P1"><text:span text:style-name="T1">نْدِيٗ يَ مَئِيشَ أَادَ * نَ وَاتُ هُوَپِتِيَ</text:span></text:p>
      <text:p text:style-name="P1"/>
      <text:p text:style-name="P1"><text:span text:style-name="T1">بَاسِ نَ كْوَاكٗ نْيُمْبَانِ * سِؤٗوتٖ كُوَ پٖپٗونِ</text:span></text:p>
      <text:p text:style-name="P1"><text:span text:style-name="T1">مَأَدَامُ هَاپٗ نْدَانِ * سِ وٖيوٖ پوٖيكٖ ممٗويَ</text:span></text:p>
      <text:p text:style-name="P1"/>
      <text:p text:style-name="P1"><text:span text:style-name="T1">مْكٖ وَاكٗ سِ كِڤُولِ * بَالِ نِ مْتُ وَ پِيلِ</text:span></text:p>
      <text:p text:style-name="P1"><text:soft-page-break/><text:span text:style-name="T1">أُونَ نَ يَاكٖ أَكِيلِ * أُونَ نَ أَلٗزٗوٖيَ</text:span></text:p>
      <text:p text:style-name="P1"/>
      <text:p text:style-name="P1"><text:span text:style-name="T1">أُسِتَاكٖ كْوَ لَزِيمَ * كُولَ يَامْبٗ أُكِسٖيمَ</text:span></text:p>
      <text:p text:style-name="P1"><text:span text:style-name="T1">أَلِكُبَالِ دَئِيمَ * پَاپٗ هَاپٗ كُرِذِيَ</text:span></text:p>
      <text:p text:style-name="P1"/>
      <text:p text:style-name="P1"><text:span text:style-name="T1">مُؤَتِيٖ مَكَوَانْدَ * أَنٖينٖ أَنٗلِپٖينْدَ</text:span></text:p>
      <text:p text:style-name="P1"><text:span text:style-name="T1">نَ كْوَ هُوجَ كِكُشِينْدَ * سِيوٖ ڤِيتٗ تَتُمِيَ</text:span></text:p>
      <text:p text:style-name="P1"/>
      <text:p text:style-name="P1"><text:span text:style-name="T1">أُكِؤٗونَ سَاوَ نْدَاكٖ * إِكُبَالِ أُرِذِيكٖ</text:span></text:p>
      <text:p text:style-name="P1"><text:span text:style-name="T1">نَ وَالَ سِكَسِرِيكٖ * مْدٗومٗ كُمْفُنْڠِيَ</text:span></text:p>
      <text:p text:style-name="P1"/>
      <text:p text:style-name="P1"><text:span text:style-name="T1">كُبَالِ مٖزٗلِنٖينَ * أُمُؤُونْڠٖ تٖينَ سَانَ</text:span></text:p>
      <text:p text:style-name="P1"><text:span text:style-name="T1">نَ فَئِيدَ أُتَؤٗونَ * مَامْبٗ تَأَنْدَامَ نْدِيَ</text:span></text:p>
      <text:p text:style-name="P1"/>
      <text:p text:style-name="P1"><text:span text:style-name="T1">نَ يٖيٖ كِكَسِرِيكَ * وٖيوٖ أُسِپَانْدٖ شُوكَ</text:span></text:p>
      <text:p text:style-name="P1"><text:span text:style-name="T1">نَ أَكِزِيدِ أٗنْدٗوكَ * كِشِنْدوَ كُڤُمِيليَ</text:span></text:p>
      <text:p text:style-name="P1"/>
      <text:p text:style-name="P1"><text:soft-page-break/><text:span text:style-name="T1">مْوَنَانْڠُ مٗوتٗ تِزَامَ * هَؤُزِنْيِيكِ دَئِيمَ</text:span></text:p>
      <text:p text:style-name="P1"><text:span text:style-name="T1">بَالِ هُزِيدِ رٗرٗومَ * كُونِ أُكِؤُتِلِيَ</text:span></text:p>
      <text:p text:style-name="P1"/>
      <text:p text:style-name="P1"><text:span text:style-name="T1">مٗوتٗ كِتٗتِيوَ كُونِ * أُتَزِنْيِيكَ مْوٖنْدَانِ</text:span></text:p>
      <text:p text:style-name="P1"><text:span text:style-name="T1">نَ أُتٖيسِ وَ نْيُمْبَانِ * كُنِيزٖ نِ نٖينٗ بَايَ</text:span></text:p>
      <text:p text:style-name="P1"/>
      <text:p text:style-name="P1"><text:span text:style-name="T1">زِوِيَ وَاكٗ أُلِيمِ * سِيوٖ نَ مْوِينْڠِ أُسٖيمِ</text:span></text:p>
      <text:p text:style-name="P1"><text:span text:style-name="T1">أُكِنٖينَ هَيَكٗومِ * مَنٖينٗ هُئٖنْدٖلٖيَ</text:span></text:p>
      <text:p text:style-name="P1"/>
      <text:p text:style-name="P1"><text:span text:style-name="T1">زِيدِ نَ كُئِكُكُوسَ * أُلِيمِ كُتٗتَپَاسَ</text:span></text:p>
      <text:p text:style-name="P1"><text:span text:style-name="T1">زِيتَ زٖينُ زِتَكْوِيسَ * مٗوتٗ مَايِ هُتَتِيَ</text:span></text:p>
      <text:p text:style-name="P1"/>
      <text:p text:style-name="P1"><text:span text:style-name="T1">نَ أَالٗ مُومٖ هٗدَارِ * كِشِنْدوَ يٖيٖ هُكِيرِ</text:span></text:p>
      <text:p text:style-name="P1"><text:span text:style-name="T1">إِيلِ كْوٖپُوكَ دٗثَارِ * يَ أُوفَ سِينِ كُتِيَ</text:span></text:p>
      <text:p text:style-name="P1"/>
      <text:p text:style-name="P1"><text:span text:style-name="T1">سِينِ إِكِنْڠِيَ أُوفَ * هُپُنْڠُوَ زَاكٖ سِيفَ</text:span></text:p>
      <text:p text:style-name="P1"><text:span text:style-name="T1">نَ مَهَابَ نَايٗ هُوفَ * أُكِيوَ مْوِينْڠِ أُذِيَ</text:span></text:p>
      <text:p text:style-name="P1"><text:soft-page-break/></text:p>
      <text:p text:style-name="P1"><text:span text:style-name="T1">هَكُونَ كَاتُ هَكُونَ * كِؤُومْبٖ كَمِيلِ سَانَ</text:span></text:p>
      <text:p text:style-name="P1"><text:span text:style-name="T1">نَ وَاتُ هُتُكُوَانَ * نْدِيپٗ وَئِيشِ پَمٗويَ</text:span></text:p>
      <text:p text:style-name="P1"/>
      <text:p text:style-name="P1"><text:span text:style-name="T1">كِيوَ لَزِيمَ وَتَاكَ * مْكٖ أَلٗكَمِلِيكَ</text:span></text:p>
      <text:p text:style-name="P1"><text:span text:style-name="T1">جُوَ نَ وٖيوٖ هَكِيكَ * تَكُبِيدِ كُتِمِيَ</text:span></text:p>
      <text:p text:style-name="P1"/>
      <text:p text:style-name="P1"><text:span text:style-name="T1">أَاسٗ تَاءَ نِ تٗمٗومٗ * هُونُ نِ كْوٖيلِ مْسٖيمٗ</text:span></text:p>
      <text:p text:style-name="P1"><text:span text:style-name="T1">وَاتُ هُپِتَانَ زِيمٗ * هُزِدِيَانَ توَبِيَ</text:span></text:p>
      <text:p text:style-name="P1"/>
      <text:p text:style-name="P1"><text:span text:style-name="T1">مْكٖ كِكُكَسِرِيشَ * جَرِيبُ كُيِكُمْبُوشَ</text:span></text:p>
      <text:p text:style-name="P1"><text:span text:style-name="T1">پِيَ هُكُفُرَهِيشَ * مٖزَانِ هِينِ تُمِيَ</text:span></text:p>
      <text:p text:style-name="P1"/>
      <text:p text:style-name="P1"><text:span text:style-name="T1">أُسِيَؤٗونٖ يَ جٗونْڠٗ * كْوَ مٖيمَ أُكَاوَ تٗونْڠٗ</text:span></text:p>
      <text:p text:style-name="P1"><text:span text:style-name="T1">سَنْڠَلِيٖ پٖينْيٖ پٖينْڠٗ * كَوَاتَ پَلٗتِمِيَ</text:span></text:p>
      <text:p text:style-name="P1"/>
      <text:p text:style-name="P1"><text:span text:style-name="T1">هُونَ بُودِ كُپُؤُوزَ * نَ مَنْڠِينٖ كُيَمِيزَ</text:span></text:p>
      <text:p text:style-name="P1"><text:soft-page-break/><text:span text:style-name="T1">نْدِيپٗ مُوٖيزٖ كُفُوزَ * نَ مَئِيشَ كْوٖنْدٖلٖيَ</text:span></text:p>
      <text:p text:style-name="P1"/>
      <text:p text:style-name="P1"><text:span text:style-name="T1">مْكٖ كِتٖينْدَ مَكٗوسَ * كُمْوَمْبِيَ يَكُپَاسَ</text:span></text:p>
      <text:p text:style-name="P1"><text:span text:style-name="T1">كْوَ هِشِيمَ نَ سِيَاسَ * نَ هِكِيمَ كُتُمِيَ</text:span></text:p>
      <text:p text:style-name="P1"/>
      <text:p text:style-name="P1"><text:span text:style-name="T1">كٗوسَ كُلِسَهِهِيشَ * پٖينْيٖ وَاتُ هُجٖرٖيشَ</text:span></text:p>
      <text:p text:style-name="P1"><text:span text:style-name="T1">إِپِينْدٖ كُپُرُكُوشَ * فَرَاغَ كُئِزٖنْڠٖيَ</text:span></text:p>
      <text:p text:style-name="P1"/>
      <text:p text:style-name="P1"><text:span text:style-name="T1">سِمْوَمْبِيٖ پٖينْيٖ وَاتُ * هَؤُكِيرِ وَاكٖ أُوتُ</text:span></text:p>
      <text:p text:style-name="P1"><text:span text:style-name="T1">وَالَ هُتٖنْڠٖيزِ كِيتُ * بَالِ نِ كِنْيُومٖ هُويَ</text:span></text:p>
      <text:p text:style-name="P1"/>
      <text:p text:style-name="P1"><text:span text:style-name="T1">كُمْسِيفُ نِ أُزُورِ * پٖينْيٖ وَاتُ نَ ذَهِيرِ</text:span></text:p>
      <text:p text:style-name="P1"><text:span text:style-name="T1">كُلَؤُومُ نِ كْوَ سِيرِ * نْدِيپٗ أَتَكُسِكِيَ</text:span></text:p>
      <text:p text:style-name="P1"/>
      <text:p text:style-name="P1"><text:span text:style-name="T1">مْوَنَأَدَامُ كُكٗوسَ * نِ يَامْبٗ لِمٖتُپَاسَ</text:span></text:p>
      <text:p text:style-name="P1"><text:span text:style-name="T1">نِ سَاوَ كُيِكُكُوسَ * مَنْڠِينٖ كُڤُمِلِيَ</text:span></text:p>
      <text:p text:style-name="P1"/>
      <text:p text:style-name="P1"><text:soft-page-break/><text:span text:style-name="T1">لِسَمٖيهٖ كٗوسَ دٗوڠٗ * كٗوسَ لِكِيوَ مزِيڠٗ</text:span></text:p>
      <text:p text:style-name="P1"><text:span text:style-name="T1">هَلِپٖلٖيكِ كِشٗوڠٗ * زٖنْڠٖيَ نْيٖنْڠِينٖ نْدِيَ</text:span></text:p>
      <text:p text:style-name="P1"/>
      <text:p text:style-name="P1"><text:span text:style-name="T1">تَفَؤُوتِ زَ نْيُمْبَانِ * زِيوٖ نِ سِيرِ زَ نْدَانِ</text:span></text:p>
      <text:p text:style-name="P1"><text:span text:style-name="T1">سِزِتٗوٖ هَذِرَانِ * وَاتُ وَكَزِسِكِيَ</text:span></text:p>
      <text:p text:style-name="P1"/>
      <text:p text:style-name="P1"><text:span text:style-name="T1">سِيرِ زَ نْدَانِ زِبَانٖ * أُسِمْوَمْبِيٖ مْنْڠِينٖ</text:span></text:p>
      <text:p text:style-name="P1"><text:span text:style-name="T1">وٖيوٖ نَ يٖيٖ مُنٖينٖ * سُلُهِيشٗ كُزٖنْڠٖيَ</text:span></text:p>
      <text:p text:style-name="P1"/>
      <text:p text:style-name="P1"><text:span text:style-name="T1">إِيلَ مُكِكٗوسَ بُودِ * كُنٖينَ إِكَوَبِيدِ</text:span></text:p>
      <text:p text:style-name="P1"><text:span text:style-name="T1">وَزٖئٖ وَوَسَئِيدِ * هَاپٗ هَئِيوِ هَتِيَ</text:span></text:p>
      <text:p text:style-name="P1"/>
      <text:p text:style-name="P1"><text:span text:style-name="T1">تَفَؤُوتِ إِكِزُوكَ * نِ مِكٗونٗ كُيَنْدِيكَ</text:span></text:p>
      <text:p text:style-name="P1"><text:span text:style-name="T1">يُؤَ نْدٖ إِكِتٗوكَ * هُزُوَ نْيِينْڠِ بَلَايَ</text:span></text:p>
      <text:p text:style-name="P1"/>
      <text:p text:style-name="P1"><text:span text:style-name="T1">خُسُوسوَ سِيرِ زَ سِيرِ * كُنٖينَ نِ كُؤَذِيرِ</text:span></text:p>
      <text:p text:style-name="P1"><text:span text:style-name="T1">إِيلَ إِيوٖ دَكِتَارِ * سُؤَالِ مٖوَتَئِيَ</text:span></text:p>
      <text:p text:style-name="P1"><text:soft-page-break/></text:p>
      <text:p text:style-name="P1"><text:span text:style-name="T1">مَامْبٗ يَ تِينِ كْوَ تِينِ * يَاوٖ نِ نْدَانِ كْوَ نْدَانِ</text:span></text:p>
      <text:p text:style-name="P1"><text:span text:style-name="T1">هَايٗ مُوٖ هَمُنٖينِ * إِيلَ يَكِوَئِمٖيَ</text:span></text:p>
      <text:p text:style-name="P1"/>
      <text:p text:style-name="P1"><text:span text:style-name="T1">كِيوَ مْنٗ مٖوَڠَانْيَ * مُكَشِنْدوَ لَ كُفَانْيَ</text:span></text:p>
      <text:p text:style-name="P1"><text:span text:style-name="T1">كْوَ هَاپٗ سِتٗوَكَانْيَ * أُشَؤُورِ كُزٖنْڠٖيَ</text:span></text:p>
      <text:p text:style-name="P1"/>
      <text:p text:style-name="P1"><text:span text:style-name="T1">نِ بٗورَ أُوٖ هٗدَارِ * نَ كُشِنْدوَ أُسِكِيرِ</text:span></text:p>
      <text:p text:style-name="P1"><text:span text:style-name="T1">وَالَ أُسِتَهَيَارِ * كْوَ هَلَالِ كُتُمِيَ</text:span></text:p>
      <text:p text:style-name="P1"/>
      <text:p text:style-name="P1"><text:span text:style-name="T1">نِ هِيكٗ هِيكٗ كِتٖينْدٗ * كِيوَ وَ هَلَالِ مْوٖينْدٗ</text:span></text:p>
      <text:p text:style-name="P1"><text:span text:style-name="T1">هَرَامُ إِوٖيكٖ كَانْدٗ * كَاتُ كُتٗكَرِبِيَ</text:span></text:p>
      <text:p text:style-name="P1"/>
      <text:p text:style-name="P1"><text:span text:style-name="T1">وَ هَرَامُ سِمْڠُوسٖ * كِمُؤٗونَ إِڠٖڠٖيسٖ</text:span></text:p>
      <text:p text:style-name="P1"><text:span text:style-name="T1">هَاتَ نْيَنْڠوَانِ مْپِيسٖ * سَنْدَمَانٖ نَايٖ نْدِيَ</text:span></text:p>
      <text:p text:style-name="P1"/>
      <text:p text:style-name="P1"><text:span text:style-name="T1">أُسٖينْدٖ هَاتَ كَرِيبُ * إٖپُوكَ هِيزٗ إِقَابُ</text:span></text:p>
      <text:p text:style-name="P1"><text:soft-page-break/><text:span text:style-name="T1">أُتَپَاتَ نَ ثَوَابُ * مْكٖؤٗ كُمْنْڠِلِيَ</text:span></text:p>
      <text:p text:style-name="P1"/>
      <text:p text:style-name="P1"><text:span text:style-name="T1">إٖلٖيوَ سَانَ إٖلٖيوَ * نِ جُكُومُ أُمٖپٗوَ</text:span></text:p>
      <text:p text:style-name="P1"><text:span text:style-name="T1">مْكٖؤٗ كُمْوِيسَ نْڠٗوَ * كْوَ هَايَ نِمٖزٗتَايَ</text:span></text:p>
      <text:p text:style-name="P1"/>
      <text:p text:style-name="P1"><text:span text:style-name="T1">مْكٖؤٗ مْتٗشٖلٖيزٖ * هَاجَ يَاكٖ أَمَلِيزٖ</text:span></text:p>
      <text:p text:style-name="P1"><text:span text:style-name="T1">نَ شَؤُوكُ أَسِسَازٖ * مْپَارٗ أُكَمْوَتِيَ</text:span></text:p>
      <text:p text:style-name="P1"/>
      <text:p text:style-name="P1"><text:span text:style-name="T1">أٗنْڠٖيزَ وَاكٗ أُيُوزِ * وَ كُفَانْيَ هِيٗ كَازِ</text:span></text:p>
      <text:p text:style-name="P1"><text:span text:style-name="T1">مْوٖينْدٗ كِيوَ هَمَلِيزِ * فَهَامُ وَمْكٗسٖيَ</text:span></text:p>
      <text:p text:style-name="P1"/>
      <text:p text:style-name="P1"><text:span text:style-name="T1">هُوَ نِ كُؤُ ذُلُومَ * وٖيوٖ أُكِسَكُكٗومَ</text:span></text:p>
      <text:p text:style-name="P1"><text:span text:style-name="T1">هُتَاكِ ڠٖؤُوكَ نْيُومَ * نَ يٖيٖ كُمْنْڠٗجٖيَ</text:span></text:p>
      <text:p text:style-name="P1"/>
      <text:p text:style-name="P1"><text:span text:style-name="T1">سِمَلِيزٖ يَاكٗ هَاجَ * مْنْڠٗوجٖ مْوِيسٖ پَمٗوجَ</text:span></text:p>
      <text:p text:style-name="P1"><text:span text:style-name="T1">هِيلِ هَتَاكِ ممٗوجَ * نِ نْيٗوتٖ هُلِزٖنْڠٖيَ</text:span></text:p>
      <text:p text:style-name="P1"/>
      <text:p text:style-name="P1"><text:soft-page-break/><text:span text:style-name="T1">أَنْڠَلِيَ أُفِكِيرِ * كِيوَ مْوٖينْدٗ تَغَئِيرِ</text:span></text:p>
      <text:p text:style-name="P1"><text:span text:style-name="T1">نَ وٖيوٖ پٖينْيٖ بَنْدَارِ * بَادٗ نَانْڠَ هُجَتِيَ</text:span></text:p>
      <text:p text:style-name="P1"/>
      <text:p text:style-name="P1"><text:span text:style-name="T1">أُتَكُوَ هَالِ ڠَانِ * أُسِنْڠِيزِ هُُؤٗونِ</text:span></text:p>
      <text:p text:style-name="P1"><text:span text:style-name="T1">هَالِ هِيٗ أُبَئِينِ * نَ مْوٖينْدٗ هُمُئِلِيَ</text:span></text:p>
      <text:p text:style-name="P1"/>
      <text:p text:style-name="P1"><text:span text:style-name="T1">أَتَكُوَ نَ مْتَارٗ * نَ ذِيكِ مْنٗ نَ كٖيرٗ</text:span></text:p>
      <text:p text:style-name="P1"><text:span text:style-name="T1">نَ هَسِيرَ نَ مْفُورٗ * كِيوَ هُتٗمرِذِيَ</text:span></text:p>
      <text:p text:style-name="P1"/>
      <text:p text:style-name="P1"><text:span text:style-name="T1">نْيُومْبَ نْيِينْڠِ هُڤُنْدِيكَ * زِكِكٗوسَ مُؤَفَاكَ</text:span></text:p>
      <text:p text:style-name="P1"><text:span text:style-name="T1">كْوَ نْڠٗونٗ كُتٗتٗشٖيكَ * مْكٖ نَ مُومٖ پَمٗويَ</text:span></text:p>
      <text:p text:style-name="P1"/>
      <text:p text:style-name="P1"><text:span text:style-name="T1">كْوَ هِيلِ مُكِتٗشَانَ * مٖينْڠِ هُڤُمِلِيَانَ</text:span></text:p>
      <text:p text:style-name="P1"><text:span text:style-name="T1">مْنٗ هُكٗرٗفِشَانَ * هِيلِ لِسِپٗتِمِيَ</text:span></text:p>
      <text:p text:style-name="P1"/>
      <text:p text:style-name="P1"><text:span text:style-name="T1">نَ لِنْڠِينٖ كَذَلِيكَ * أَمْبَالٗ كْوَاكٗ نَتَاكَ</text:span></text:p>
      <text:p text:style-name="P1"><text:span text:style-name="T1">نِ مْكٖؤٗ كِؤُذِيكَ * أُسِيوٖ تَمْفُرِيَ</text:span></text:p>
      <text:p text:style-name="P1"><text:soft-page-break/></text:p>
      <text:p text:style-name="P1"><text:span text:style-name="T1">پَنْڠِينٖ أُتَمُؤٗونَ * هُفُورَ سَبَابُ هَانَ</text:span></text:p>
      <text:p text:style-name="P1"><text:span text:style-name="T1">مُئٖلٖيوٖ تٖينَ سَانَ * نَ مْنٗ كُمُيُلِيَ</text:span></text:p>
      <text:p text:style-name="P1"/>
      <text:p text:style-name="P1"><text:span text:style-name="T1">إِفَهَامُ تَفَؤُوتِ * وَلِيٗ نَايٗ بَنَاتِ</text:span></text:p>
      <text:p text:style-name="P1"><text:span text:style-name="T1">هَوٖيزِ كُئِذِبِيتِ * هَالِ إِنَپٗوَدِيَ</text:span></text:p>
      <text:p text:style-name="P1"/>
      <text:p text:style-name="P1"><text:span text:style-name="T1">مْكٖ سِ كِؤُومْبٖ دُوفُ * وَلَكِينِ نِ ذَئِيفُ</text:span></text:p>
      <text:p text:style-name="P1"><text:span text:style-name="T1">مٗويٗ وَاكٖ نِ خَفِيفُ * هُشِنْدوَ كُڤُمِلِيَ</text:span></text:p>
      <text:p text:style-name="P1"/>
      <text:p text:style-name="P1"><text:span text:style-name="T1">وَنَوَاكٖ وَانَ أُومْبٗ * هُؤَثِرِيكَ كْوَ مَامْبٗ</text:span></text:p>
      <text:p text:style-name="P1"><text:span text:style-name="T1">كَتِيتِ يَكٖينْدَ كٗومْبٗ * وَاسِ وَاسِ هُمْتِيَ</text:span></text:p>
      <text:p text:style-name="P1"/>
      <text:p text:style-name="P1"><text:span text:style-name="T1">كَتِيكَ سِيكُ زَ أَادَ * يَ مْوٖيزِ هُپَاتَ شِيدَ</text:span></text:p>
      <text:p text:style-name="P1"><text:span text:style-name="T1">نْدِيپٗ هَاتَ نَ إِبَادَ * مُونْڠُ كَوَپُنْڠُزِيَ</text:span></text:p>
      <text:p text:style-name="P1"/>
      <text:p text:style-name="P1"><text:span text:style-name="T1">مْنٗ هُوَ يَ ثَقِيلِ * نَ هُبَدِلِيكَ هَالِ</text:span></text:p>
      <text:p text:style-name="P1"><text:soft-page-break/><text:span text:style-name="T1">نَ چٗوتٖ كِوِلِوِيلِ * هُوَ كَتِيكَ أُذِيَ</text:span></text:p>
      <text:p text:style-name="P1"/>
      <text:p text:style-name="P1"><text:span text:style-name="T1">هُوَ سَانَ نِ وَيَاڤُ * هُكٗوسَ أُڤِمِلِيڤُ</text:span></text:p>
      <text:p text:style-name="P1"><text:span text:style-name="T1">هُوَ كَامَ إِيڤُ إِيڤُ * كُتُمْبُوكَ هُزٖنْڠٖيَ</text:span></text:p>
      <text:p text:style-name="P1"/>
      <text:p text:style-name="P1"><text:span text:style-name="T1">هُوَ مْنٗ نِ وَكَالِ * نَذَانِ هَاتَ أَكِيلِ</text:span></text:p>
      <text:p text:style-name="P1"><text:span text:style-name="T1">هَئِيوِ سَاوَ كَمِيلِ * نَ پُنْڠُوَانِ هُنْڠِيَ</text:span></text:p>
      <text:p text:style-name="P1"/>
      <text:p text:style-name="P1"><text:span text:style-name="T1">كُولَ مَارَ تَمُؤٗونَ * هُوَرُكِيَ زِجَانَ</text:span></text:p>
      <text:p text:style-name="P1"><text:span text:style-name="T1">نَ كْوَ أُكَالِ هُنٖينَ * كِنْيُومٖ چَ مَزٗوٖيَ</text:span></text:p>
      <text:p text:style-name="P1"/>
      <text:p text:style-name="P1"><text:span text:style-name="T1">نِ مُهِيمُ كُولَ مُومٖ * مْكٖ وَاكٖ أَمْسٗومٖ</text:span></text:p>
      <text:p text:style-name="P1"><text:span text:style-name="T1">كْوَ زِپِيمٗ أَمْپِيمٖ * سِيكُ زِكِكَرِبِيَ</text:span></text:p>
      <text:p text:style-name="P1"/>
      <text:p text:style-name="P1"><text:span text:style-name="T1">أُكِيسَ كُمْفَهَامُ * أُوَاتٖ كُملَؤُومُ</text:span></text:p>
      <text:p text:style-name="P1"><text:span text:style-name="T1">هِيلِ مْنٗ نِ مُهِيمُ * يَتَاكَ كُلِزٗوٖيَ</text:span></text:p>
      <text:p text:style-name="P1"/>
      <text:p text:style-name="P1"><text:soft-page-break/><text:span text:style-name="T1">كُونَ نَ مُودَ وَ مِيمْبَ * مَارَ كْوَ مَارَ هُڤِيمْبَ</text:span></text:p>
      <text:p text:style-name="P1"><text:span text:style-name="T1">أُكَؤٗونَ كَانَ كْوَامْبَ * مٖكُوَ هُكُزٖنْڠٖيَ</text:span></text:p>
      <text:p text:style-name="P1"/>
      <text:p text:style-name="P1"><text:span text:style-name="T1">كُكٗوسَ يَامْبٗ كَتِيتِ * هُوَ وٖيوٖ أُمٖهِيتِ</text:span></text:p>
      <text:p text:style-name="P1"><text:span text:style-name="T1">أَنْڠَلِيَ كِبِرِيتِ * كِدَرِيكَ تٖيتٖ هُويَ</text:span></text:p>
      <text:p text:style-name="P1"/>
      <text:p text:style-name="P1"><text:span text:style-name="T1">مَارَ نْيَامَ هَئِتَاكِ * أَتَاكَ نْسِ وَ سِيكِ</text:span></text:p>
      <text:p text:style-name="P1"><text:span text:style-name="T1">أَلَاچٗ هَكِمْشِيكِ * أَكِتِيَاچٗ هُمْوَايَ</text:span></text:p>
      <text:p text:style-name="P1"/>
      <text:p text:style-name="P1"><text:span text:style-name="T1">زِئٖلٖيوٖ سِيكُ هِيزِ * مِيمْبَ نَ سِيكُ زَ مْوٖيزِ</text:span></text:p>
      <text:p text:style-name="P1"><text:span text:style-name="T1">كِيوَ هُمْبٖمْبٖلٖيزِ * تَؤٗونَ وَمُؤٗنٖيَ</text:span></text:p>
      <text:p text:style-name="P1"/>
      <text:p text:style-name="P1"><text:span text:style-name="T1">مْپٖيمْبٖ كَامَ كِجَانَ * تٖينَ أَلِيٗ مْنُونَ</text:span></text:p>
      <text:p text:style-name="P1"><text:span text:style-name="T1">نْدِيپٗ مُتَسِكِزَانَ * نَ يَدُومُ مَزٗوٖيَ</text:span></text:p>
      <text:p text:style-name="P1"/>
      <text:p text:style-name="P1"><text:span text:style-name="T1">شَرُوتِ أُوٖ مْوٖرٖيڤُ * نَ مْنٗ مْڤُمِلِيڤُ</text:span></text:p>
      <text:p text:style-name="P1"><text:span text:style-name="T1">أُسِفُرِيشٖ مَشَاڤُ * كِيوَ نَايٖ مٖتٖتٖيَ</text:span></text:p>
      <text:p text:style-name="P1"><text:soft-page-break/></text:p>
      <text:p text:style-name="P1"><text:span text:style-name="T1">كُونَ مَامْبٗ يَ أُمِيتٗ * نِ مَكُؤُ سِ مَتٗوتٗ</text:span></text:p>
      <text:p text:style-name="P1"><text:span text:style-name="T1">وٖنْڠِينٖ هُولَ تٗتٗوتٗ * نَ مْتَانْڠَ هُبُڠِيَ</text:span></text:p>
      <text:p text:style-name="P1"/>
      <text:p text:style-name="P1"><text:span text:style-name="T1">نِ مَامْبٗ يَ مِؤُجِيزَ * زَاءٗ هَالِ هُڠٖؤُوزَ</text:span></text:p>
      <text:p text:style-name="P1"><text:span text:style-name="T1">كِيوَ هُتٗبٖمْبٖلٖيزَ * مَارَ تَؤٗونَ هُلِيَ</text:span></text:p>
      <text:p text:style-name="P1"/>
      <text:p text:style-name="P1"><text:span text:style-name="T1">مْوَنَامْكٖ كْوَ تَأَبُ * مَارَ هُفَانْيَ غَذَابُ</text:span></text:p>
      <text:p text:style-name="P1"><text:span text:style-name="T1">هَاتَ أَالٗ تَرَتِيبُ * هُبَدِلِيكَ توَبِيَ</text:span></text:p>
      <text:p text:style-name="P1"/>
      <text:p text:style-name="P1"><text:span text:style-name="T1">نٖينٗ لٗلٗوتٖ أَوٖيزَ * هَجَالِ كُڤُرِمِيزَ</text:span></text:p>
      <text:p text:style-name="P1"><text:span text:style-name="T1">نِ شَرُوتِ كُئِكَازَ * مِزَانِ كُتٗپٗتٖيَ</text:span></text:p>
      <text:p text:style-name="P1"/>
      <text:p text:style-name="P1"><text:span text:style-name="T1">مَارَ أَوٖيزَ تَلَاكَ * أَكَكْوَمْبِيَ نَتَاكَ</text:span></text:p>
      <text:p text:style-name="P1"><text:span text:style-name="T1">نَاوٖ أُكِكَسِرِيكَ * مَيُوتٗ يَتَسَلِيَ</text:span></text:p>
      <text:p text:style-name="P1"/>
      <text:p text:style-name="P1"><text:span text:style-name="T1">أَكِكْوَمْبِيَ نِوَاتَ * سِيوٖ نَايٖ مُتَتٖيتَ</text:span></text:p>
      <text:p text:style-name="P1"><text:soft-page-break/><text:span text:style-name="T1">نِ كِوِينْڠُ كِتَپِيتَ * هَكِوٖيزِ كُسَلِيَ</text:span></text:p>
      <text:p text:style-name="P1"/>
      <text:p text:style-name="P1"><text:span text:style-name="T1">توَلَاكَ سِئِتٖلٖيزٖ * أَئِتَكَاپٗ مْپُوزٖ</text:span></text:p>
      <text:p text:style-name="P1"><text:span text:style-name="T1">وَالَ سِئِتٖنْدٖكٖيزٖ * لَاكٖ كُمْتِمِزِيَ</text:span></text:p>
      <text:p text:style-name="P1"/>
      <text:p text:style-name="P1"><text:span text:style-name="T1">توَلَاكَ مُونْڠُ مٖوٖيكَ * كْوَ ذَرُورَ كُتُمِيكَ</text:span></text:p>
      <text:p text:style-name="P1"><text:span text:style-name="T1">إِوَاپٗ مُمٖذِكِيكَ * مُمٖكٗوسَ زٗوتٖ نْدِيَ</text:span></text:p>
      <text:p text:style-name="P1"/>
      <text:p text:style-name="P1"><text:span text:style-name="T1">كُشَلِيكِ مُشِنْدوَاپٗ * توَلَاكَ هُوَ نِ هَاپٗ</text:span></text:p>
      <text:p text:style-name="P1"><text:span text:style-name="T1">نَ مُودَ أُئِتٗوَاپٗ * أُسِئِزِدِيشٖ مٗويَ</text:span></text:p>
      <text:p text:style-name="P1"/>
      <text:p text:style-name="P1"><text:span text:style-name="T1">تِمِيزَ نَ مَشَرُوتِ * يَ هَالِ پِيَ وَكَاتِ</text:span></text:p>
      <text:p text:style-name="P1"><text:span text:style-name="T1">نَ هُكُومُ زِتَفِيتِ * كَبُولَ يَ كُتُمِيَ</text:span></text:p>
      <text:p text:style-name="P1"/>
      <text:p text:style-name="P1"><text:span text:style-name="T1">كُونَ وَاتُ هُوَتَانَ * كِيسَ مَارَ هُوَؤٗونَ</text:span></text:p>
      <text:p text:style-name="P1"><text:span text:style-name="T1">كْوَ هَرَامُ وَتَكَانَ * زِپٖنْڠٖئٖ هُزٖنْڠٖيَ</text:span></text:p>
      <text:p text:style-name="P1"/>
      <text:p text:style-name="P1"><text:soft-page-break/><text:span text:style-name="T1">هُزٖنْڠٖيَ مُهَلِيلِ * فِكِرِيَ يَامْبٗ هِيلِ</text:span></text:p>
      <text:p text:style-name="P1"><text:span text:style-name="T1">لَ كُؤَزِيمَ فَهَالِ * مْكٖ كْوٖينْدَ مْپٖكٖيَ</text:span></text:p>
      <text:p text:style-name="P1"/>
      <text:p text:style-name="P1"><text:span text:style-name="T1">نَ لَنْڠِينٖ كَذَلِيكَ * نِ كْوَ ممٗويَ تٗشٖيكَ</text:span></text:p>
      <text:p text:style-name="P1"><text:span text:style-name="T1">إِيلَ كِيوَ مٖذِكِيكَ * هَئِكُپِينْڠَ شَرِيَ</text:span></text:p>
      <text:p text:style-name="P1"/>
      <text:p text:style-name="P1"><text:span text:style-name="T1">مْكٖ سِؤٗوٖ وَ پِيلِ * نِ أُذِيَ كْوٖيلِ كْوٖيلِ</text:span></text:p>
      <text:p text:style-name="P1"><text:span text:style-name="T1">نَ إِنْڠَاوَ نِ هَلَالِ * نِ أُزِيتٗ كُتُمِيَ</text:span></text:p>
      <text:p text:style-name="P1"/>
      <text:p text:style-name="P1"><text:span text:style-name="T1">نَ وَنَوَاكٖ سِ سَاوَ * كْوَ وٖنْڠِنٖؤٗ نِ دَاوَ</text:span></text:p>
      <text:p text:style-name="P1"><text:span text:style-name="T1">أُتَئِيُوتَ كُزَاوَ * نِمٖكْوَمْبِيَ يَهَايَ</text:span></text:p>
      <text:p text:style-name="P1"/>
      <text:p text:style-name="P1"><text:span text:style-name="T1">كُونَ وَنَاءٗ رِذِيكَ * وَنْڠَاوَ وَنُن’ڠُنِيكَ</text:span></text:p>
      <text:p text:style-name="P1"><text:span text:style-name="T1">كُونَ وَنْڠِينٖ هُوَاكَ * فُنُونُ وَكِسِكِيَ</text:span></text:p>
      <text:p text:style-name="P1"/>
      <text:p text:style-name="P1"><text:span text:style-name="T1">كُؤٗنْڠٖيزَ سِ هَرَامُ * وَلَكِينِ أُفَهَامُ</text:span></text:p>
      <text:p text:style-name="P1"><text:span text:style-name="T1">نِ كُؤُ مْنٗ جُكُومُ * مْبَالِ نَ وَاكٖ أُذِيَ</text:span></text:p>
      <text:p text:style-name="P1"><text:soft-page-break/></text:p>
      <text:p text:style-name="P1"><text:span text:style-name="T1">إِكِيوَ سَبَابُ إِيكٗ * كْوَ مْفَانٗ مْكٖ وَاكٗ</text:span></text:p>
      <text:p text:style-name="P1"><text:span text:style-name="T1">مٖپٗوَ مِكَالِ مِيكٗ * كْوَ ذَرُورَ زَ أَفِيَ</text:span></text:p>
      <text:p text:style-name="P1"/>
      <text:p text:style-name="P1"><text:span text:style-name="T1">لَبُودَ هَانَ كِزَازِ * لَ كُزَاءَ هَلِوٖيزِ</text:span></text:p>
      <text:p text:style-name="P1"><text:span text:style-name="T1">نَاوٖ وَتَاكَ پُمْبَازِ * يَاپٗ نِ مْوَانَ ممٗويَ</text:span></text:p>
      <text:p text:style-name="P1"/>
      <text:p text:style-name="P1"><text:span text:style-name="T1">أَوْ يَالٖ مَشُغُولِ * يٖيٖ هُمْپَ ثَقِيلِ</text:span></text:p>
      <text:p text:style-name="P1"><text:span text:style-name="T1">نَاوٖ كُسِتَهَمِيلِ * هُلِوٖيزِ هِيلٗ پِيَ</text:span></text:p>
      <text:p text:style-name="P1"/>
      <text:p text:style-name="P1"><text:span text:style-name="T1">كْوَ ذَرُورَ زِيسٗ بُودِ * أُسِتٖينْدٖ كْوَ كَسِيدِ</text:span></text:p>
      <text:p text:style-name="P1"><text:span text:style-name="T1">كُئٖنْڠٖيزَ وَ زَئِيدِ * كِتٗشٖلٖيزَ ممٗويَ</text:span></text:p>
      <text:p text:style-name="P1"/>
      <text:p text:style-name="P1"><text:span text:style-name="T1">كْوَ ممٗويَ كُتٗشٖيكَ * نْدِيٗ بٗورَ بِيلَ شَاكَ</text:span></text:p>
      <text:p text:style-name="P1"><text:span text:style-name="T1">كُئٖنْڠٖيزَ أُكِتَاكَ * نِ كَامَ نِلٗكْوَمْبِيَ</text:span></text:p>
      <text:p text:style-name="P1"/>
      <text:p text:style-name="P1"><text:span text:style-name="T1">أُسِيوٖ كِرُوكَ مْتٗ * خَاسَ كِيوَ نَ وَتٗوتٗ</text:span></text:p>
      <text:p text:style-name="P1"><text:soft-page-break/><text:span text:style-name="T1">كُونَ هِسَابُ مزِيتٗ * أَخٖيرَ تَكُنْڠٗجٖيَ</text:span></text:p>
      <text:p text:style-name="P1"/>
      <text:p text:style-name="P1"><text:span text:style-name="T1">أُسِئِفَانْيَ چَ نْيُوكِ * هُتُوِ نَ هُدِرِيكِ</text:span></text:p>
      <text:p text:style-name="P1"><text:span text:style-name="T1">أُكِشِيكْوَ هُشِكِيكِ * مَارَ هُوَ أُمٖتٖيَ</text:span></text:p>
      <text:p text:style-name="P1"/>
      <text:p text:style-name="P1"><text:span text:style-name="T1">كِيوَ أُمٖپٖينْدَ تُونْدَ * هُونَ بُودِ نَ كُپٖينْدَ</text:span></text:p>
      <text:p text:style-name="P1"><text:span text:style-name="T1">مْتِ وَاكٖ تَانْڠُ كْوَانْدَ * وَزٖئٖ وَلِتوَمْبِيَ</text:span></text:p>
      <text:p text:style-name="P1"/>
      <text:p text:style-name="P1"><text:span text:style-name="T1">نَاوٖ كِمْپٖينْدَ مْكٖ * وَپٖينْدٖ وَزٖئٖ وَاكٖ</text:span></text:p>
      <text:p text:style-name="P1"><text:span text:style-name="T1">وَاكْوٖ مْبوَاكٗ سِئٖپُوكٖ * نَ هِشِيمَ كُوٖكٖيَ</text:span></text:p>
      <text:p text:style-name="P1"/>
      <text:p text:style-name="P1"><text:span text:style-name="T1">مُهِشِيمُ وَاكٖ مَامَ * پِيَ بَبَاكٖ دَئِيمَ</text:span></text:p>
      <text:p text:style-name="P1"><text:span text:style-name="T1">كُوَذَرَاءُ سِ وٖيمَ * تٗونٗ نَاوٖ تَمْتِيَ</text:span></text:p>
      <text:p text:style-name="P1"/>
      <text:p text:style-name="P1"><text:span text:style-name="T1">كْوَ أُؤٗوڤُ سِوَنٖينٖ * إِتُونْڠٖ سِوَتُكَانٖ</text:span></text:p>
      <text:p text:style-name="P1"><text:span text:style-name="T1">هَاتَ كَامَ هُويٗ مْوَانٖ * هِشِيمَ مٖوَڤُنْدِيَ</text:span></text:p>
      <text:p text:style-name="P1"/>
      <text:p text:style-name="P1"><text:soft-page-break/><text:span text:style-name="T1">وٖيوٖ كَاتُ سِسُبُوتُ * كُذَرَاءُ هَاءٗ وَاتُ</text:span></text:p>
      <text:p text:style-name="P1"><text:span text:style-name="T1">هَاتَ كَامَ أُتُكُوتُ * كْوَاءٗ أُمٖشُهُدِيَ</text:span></text:p>
      <text:p text:style-name="P1"/>
      <text:p text:style-name="P1"><text:span text:style-name="T1">كِيوَ نِ وَاتُ مَتَاتَ * سِؤٗ نَاءٗ أُتَتٖيتَ</text:span></text:p>
      <text:p text:style-name="P1"><text:span text:style-name="T1">خٖيرِ مْبَالِ كُئِڤُوتَ * نَ مَامْبٗ كُؤَنْڠَلِيَ</text:span></text:p>
      <text:p text:style-name="P1"/>
      <text:p text:style-name="P1"><text:span text:style-name="T1">أُكِيوَ أُونَ نَفَاسِ * لَ كُوَاپَ سِكُوَاسِ</text:span></text:p>
      <text:p text:style-name="P1"><text:span text:style-name="T1">إِيلَ فَانْيَ كْوَ كِئَاسِ * سِيٖ دٖيوٖ كَكُتِيَ</text:span></text:p>
      <text:p text:style-name="P1"/>
      <text:p text:style-name="P1"><text:span text:style-name="T1">كُونَ وَاكْوٖ وَ وَنْڠِينٖ * كْوَ كُپَاتَ وَدٖنْڠٖينٖ</text:span></text:p>
      <text:p text:style-name="P1"><text:span text:style-name="T1">كِيوَ نَاءٗ أُپٖمْبٖينٖ * هَذَارِ نَكُؤُسِيَ</text:span></text:p>
      <text:p text:style-name="P1"/>
      <text:p text:style-name="P1"><text:span text:style-name="T1">وَنْڠِينٖ نِ وَاتُ سَانَ * كَاتُ هَوَكُدَنْڠَانَ</text:span></text:p>
      <text:p text:style-name="P1"><text:span text:style-name="T1">هَاتَ كِيوَ هَاجَ أُونَ * هَأَنْدَامِ كُكْوَمْبِيَ</text:span></text:p>
      <text:p text:style-name="P1"/>
      <text:p text:style-name="P1"><text:span text:style-name="T1">هَنَانْدِ هَاتَ نْيُمْبَانِ * كْوَ مْوَنَاوٖ كَتَمَانِ</text:span></text:p>
      <text:p text:style-name="P1"><text:span text:style-name="T1">كُوچَ وَاتُ وَسِذَانِ * أَمٖكْوٖينْدَ كُتَوِيَ</text:span></text:p>
      <text:p text:style-name="P1"><text:soft-page-break/></text:p>
      <text:p text:style-name="P1"><text:span text:style-name="T1">نْدِيَانِ مُكِكُتَانَ * هُوَ نَ هَرَاكَ سَانَ</text:span></text:p>
      <text:p text:style-name="P1"><text:span text:style-name="T1">هَمَكِنِيكِ كُنٖينَ * كْوَ لِيلٗ كُلِكِمْبِيَ</text:span></text:p>
      <text:p text:style-name="P1"/>
      <text:p text:style-name="P1"><text:span text:style-name="T1">وَكِيوَ وَاكْوٖ وَ وَاكٗ * كْوَاءٗ هِيزِ سِيفَ زِيكٗ</text:span></text:p>
      <text:p text:style-name="P1"><text:span text:style-name="T1">بَاسِ نِ بَهَاتِ يَاكٗ * نِ هَاپٗ پَ كُزِوِيَ</text:span></text:p>
      <text:p text:style-name="P1"/>
      <text:p text:style-name="P1"><text:span text:style-name="T1">أَامَ وَكْوٖؤٗ وَكِيوَ * نِ وَ كُپٖينْدَ كُپٗوَ</text:span></text:p>
      <text:p text:style-name="P1"><text:span text:style-name="T1">كُوَاپَ هُكُزُوِيوَ * مْكٗونٗ كُوَنْيٗشٖيَ</text:span></text:p>
      <text:p text:style-name="P1"/>
      <text:p text:style-name="P1"><text:span text:style-name="T1">أُسِوٖيكٖ كَامَ أَادَ * كِيسَ تَكْوٖتٖيَ شِيدَ</text:span></text:p>
      <text:p text:style-name="P1"><text:span text:style-name="T1">إِيلَ وَاوٖ سِ لَبُودَ * نِ وَاتُ وَهِتَجِيَ</text:span></text:p>
      <text:p text:style-name="P1"/>
      <text:p text:style-name="P1"><text:span text:style-name="T1">وَكِيوَ نِ وَهِتَاجِ * سِوَنْڠٗوجٖ كُتَرَاجِ</text:span></text:p>
      <text:p text:style-name="P1"><text:span text:style-name="T1">وَكِيوَ كْوَاكٗ هَوَاجِ * نِ سَاوَ كُوَپٖكٖيَ</text:span></text:p>
      <text:p text:style-name="P1"/>
      <text:p text:style-name="P1"><text:span text:style-name="T1">أُكِيوَ أُمٖوَؤٗونَ * سِ وَاتُ وٖينْيٖ مَأَنَ</text:span></text:p>
      <text:p text:style-name="P1"><text:soft-page-break/><text:span text:style-name="T1">نِ وَالٖ وَ كُدَنْڠَانَ * وَ كُپٖينْدَ كُپَپِيَ</text:span></text:p>
      <text:p text:style-name="P1"/>
      <text:p text:style-name="P1"><text:span text:style-name="T1">زِوِيَ سِتٗوٖ چَاكٗ * نَ مْوَمْبِيَ مْكٖ وَاكٗ</text:span></text:p>
      <text:p text:style-name="P1"><text:span text:style-name="T1">إِيلَ هُتٗوفُ سُمْبُوكٗ * بِرِيكَ مْبٗوڤُ كُتِيَ</text:span></text:p>
      <text:p text:style-name="P1"/>
      <text:p text:style-name="P1"><text:span text:style-name="T1">أَامَ وَسِؤٗ وَزَازِ * وَجٗومْبَ نَ مَشَنْڠَازِ</text:span></text:p>
      <text:p text:style-name="P1"><text:span text:style-name="T1">هَاپٗ كُونَ نْڠُومُ كَازِ * كْوَ يٖيتُ هِينِ دُنِيَ</text:span></text:p>
      <text:p text:style-name="P1"/>
      <text:p text:style-name="P1"><text:span text:style-name="T1">كْوَانْدَ أُسِوَتَپِيٖ * كٖيتِ مْبَالِ وَنْڠَلِيٖ</text:span></text:p>
      <text:p text:style-name="P1"><text:span text:style-name="T1">أُكِيَؤٗونَ مَمْبٗويٖ * نْدِيَ هَيَكْوٖكٖلٖيَ</text:span></text:p>
      <text:p text:style-name="P1"/>
      <text:p text:style-name="P1"><text:span text:style-name="T1">أُسٖينْدٖ سَانَ كَرِيبُ * تَئِڤُتِيَ تَأَبُ</text:span></text:p>
      <text:p text:style-name="P1"><text:span text:style-name="T1">نِ وٖينْڠِ وَ كُهَرِيبُ * كَتِيكَ نِمٖزٗتَايَ</text:span></text:p>
      <text:p text:style-name="P1"/>
      <text:p text:style-name="P1"><text:span text:style-name="T1">أَامَ مَشٖمٖيڠِ زَاكٗ * دَادَ زَاكٖ مْكٖ وَاكٗ</text:span></text:p>
      <text:p text:style-name="P1"><text:span text:style-name="T1">مْوَنَانْڠُ سِڤُونْدٖ مِيكٗ * إِلٗوٖيكْوَ نَ شَرِيَ</text:span></text:p>
      <text:p text:style-name="P1"/>
      <text:p text:style-name="P1"><text:soft-page-break/><text:span text:style-name="T1">أُسِؤٗنْدٗوٖ مِپَاكَ * كْوَ مزَاهَ نَ ذِهَاكَ</text:span></text:p>
      <text:p text:style-name="P1"><text:span text:style-name="T1">مَارَ مَامْبٗ هُڠٖؤُوكَ * كِزَأَزَاءَ كِكَايَ</text:span></text:p>
      <text:p text:style-name="P1"/>
      <text:p text:style-name="P1"><text:span text:style-name="T1">خٖيرِ وَمْبِيوٖ مُؤٗوڤُ * كُلِيكٗ كُپَاتَ كٗوڤُ</text:span></text:p>
      <text:p text:style-name="P1"><text:span text:style-name="T1">خٖيرِ وَامْبٖ أُونَ وِيڤُ * كُلِيكٗ كُكُڤُنْدِيَ</text:span></text:p>
      <text:p text:style-name="P1"/>
      <text:p text:style-name="P1"><text:span text:style-name="T1">وِيڤُ نِ كَامَ كِؤُونْڠٗ * أُكِزِيدِ نِ تٖوٖينْڠٗ</text:span></text:p>
      <text:p text:style-name="P1"><text:span text:style-name="T1">پِيَ كُيِفَانْيَ تٗونْڠٗ * أُدُيُثِينِ هُنْڠِيَ</text:span></text:p>
      <text:p text:style-name="P1"/>
      <text:p text:style-name="P1"><text:span text:style-name="T1">نَ كُؤُكٗوسَ كَبِيسَ * إِنْڠَاوَ نْدِيٗ كِسَاسَ</text:span></text:p>
      <text:p text:style-name="P1"><text:span text:style-name="T1">هِيٗ سِ نْجٖيمَ سِيَاسَ * يَ نْيُمْبَانِ كُتُمِيَ</text:span></text:p>
      <text:p text:style-name="P1"/>
      <text:p text:style-name="P1"><text:span text:style-name="T1">نِ لَزِيمَ كُوَ نَاءٗ * كْوَ أَلِيٗ نِ مْكٖؤٗ</text:span></text:p>
      <text:p text:style-name="P1"><text:span text:style-name="T1">كِكُزُمْبُوَ هُنَاءٗ * مَتٗونِ هُتٗمْنْڠِيَ</text:span></text:p>
      <text:p text:style-name="P1"/>
      <text:p text:style-name="P1"><text:span text:style-name="T1">كُوَ نَاءٗ وَ كَدِيرِ * هِيٗ نْدِيٗ دَسِتُورِ</text:span></text:p>
      <text:p text:style-name="P1"><text:span text:style-name="T1">نَ كْوَ مْكٖ نِ فَخَارِ * كْوَ وٖينْدٖ تَيِڤُنِيَ</text:span></text:p>
      <text:p text:style-name="P1"><text:soft-page-break/></text:p>
      <text:p text:style-name="P1"><text:span text:style-name="T1">نَ فُفنُونُ أُكِپَاتَ * كُوَ مْكٖ نِ مْتَاتَ</text:span></text:p>
      <text:p text:style-name="P1"><text:span text:style-name="T1">سِئِنُوكٖ نَ كُتٖيتَ * كْوَانْدَ زِيدِ كْوَنْڠَلِيَ</text:span></text:p>
      <text:p text:style-name="P1"/>
      <text:p text:style-name="P1"><text:span text:style-name="T1">سِمْتُكُلِيٖ ذَانَ * كْوَ كُوَ وَاجَ هُنٖينَ</text:span></text:p>
      <text:p text:style-name="P1"><text:span text:style-name="T1">هِيلٗ نِ خَتَارِ سَانَ * مَيُتٗونِ تَكُتِيَ</text:span></text:p>
      <text:p text:style-name="P1"/>
      <text:p text:style-name="P1"><text:span text:style-name="T1">إِزِوِيٖ أُسُبِيرِ * أُهَكِكِيشٖ خَبَارِ</text:span></text:p>
      <text:p text:style-name="P1"><text:span text:style-name="T1">تٖينَ أُفَانْيٖ كْوَ سِيرِ * پَاسِ نَ كُپِيجَ مْبِيَ</text:span></text:p>
      <text:p text:style-name="P1"/>
      <text:p text:style-name="P1"><text:span text:style-name="T1">إِكِيوَ أُمٖتٗشٖيكَ * هِيلٗ نِ يَامْبٗ هَكِيكَ</text:span></text:p>
      <text:p text:style-name="P1"><text:span text:style-name="T1">كْوَ تَرَتِيبُ إٖپُوكَ * بِيلَ سَبَابُ كُتَايَ</text:span></text:p>
      <text:p text:style-name="P1"/>
      <text:p text:style-name="P1"><text:span text:style-name="T1">سِتَايٖ يَاكٗ سَبَابُ * أُتَزِيدِ كُهَرِيبُ</text:span></text:p>
      <text:p text:style-name="P1"><text:span text:style-name="T1">زِتَتَنْڠَاءَ أَئِيبُ * نَ سِ وٖيمَ كُئٖنٖيَ</text:span></text:p>
      <text:p text:style-name="P1"/>
      <text:p text:style-name="P1"><text:span text:style-name="T1">نَ هِيلٗ كِيسَ كُتٖينْدَ * هُونَ بُودِ كُئِپِينْدَ</text:span></text:p>
      <text:p text:style-name="P1"><text:soft-page-break/><text:span text:style-name="T1">هَاتَ كَامَ أُونَ نْيٗونْدَ * سِيوٖ نْيُومَ تَرٖجٖيَ</text:span></text:p>
      <text:p text:style-name="P1"/>
      <text:p text:style-name="P1"><text:span text:style-name="T1">إِپِينْدٖ إِپِينْدٖ مْنٗ * سِبَدِيلِ لَاكٗ نٖينٗ</text:span></text:p>
      <text:p text:style-name="P1"><text:span text:style-name="T1">مْوِيسٗ تَپَاتَ أُسٗونٗ * يَتَتٗوكَ مَزٗوٖيَ</text:span></text:p>
      <text:p text:style-name="P1"/>
      <text:p text:style-name="P1"><text:span text:style-name="T1">أُتَسُكِكَسُكِيكَ * كِيوَ مٗويٗ وَمْتَاكَ</text:span></text:p>
      <text:p text:style-name="P1"><text:span text:style-name="T1">فَهَامُ تَفٖذٖهٖيكَ * كِيوَ هُتٗئِزِوِيَ</text:span></text:p>
      <text:p text:style-name="P1"/>
      <text:p text:style-name="P1"><text:span text:style-name="T1">إِزِوِيٖ إِكُكُوسٖ * مْپَاكَ مَهَابَ يٖيسٖ</text:span></text:p>
      <text:p text:style-name="P1"><text:span text:style-name="T1">پٖنْيٖينْيٖ أُسِيَپِيسٖ * مٗيٗونِ كَكُرُدِيَ</text:span></text:p>
      <text:p text:style-name="P1"/>
      <text:p text:style-name="P1"><text:span text:style-name="T1">مْوِسٗوٖ يَتَؤٗنْدٗوكَ * نَ وٖيوٖ أُتَأَفِيكَ</text:span></text:p>
      <text:p text:style-name="P1"><text:span text:style-name="T1">كُلِيكٗ كُفٖذٖهٖيكَ * نَ إِزَرَانِ كُنْڠِيَ</text:span></text:p>
      <text:p text:style-name="P1"/>
      <text:p text:style-name="P1"><text:span text:style-name="T1">لَكِينِ نَكُكُمْبُوشَ * كِيسوَ چَ نَانَ أَئِيشَ</text:span></text:p>
      <text:p text:style-name="P1"><text:span text:style-name="T1">ڤُرُمَاءِ وَلِزُوشَ * مَاوِ وَكَمزُلِيَ</text:span></text:p>
      <text:p text:style-name="P1"/>
      <text:p text:style-name="P1"><text:soft-page-break/><text:span text:style-name="T1">وَلِؤٗنٖينَ نِ وٖينْڠِ * وَكَفَانْيَ نَ مَڠٖينْڠِ</text:span></text:p>
      <text:p text:style-name="P1"><text:span text:style-name="T1">نَ زِكَاءٗ زَ مِتِينْڠِ * مَدِينَ زِكَئِنٖيَ</text:span></text:p>
      <text:p text:style-name="P1"/>
      <text:p text:style-name="P1"><text:span text:style-name="T1">كْوَ يَامْبٗ لِيسٗ أَسِيلِ * كْوَ مْكٖ وَاكٖ رَسُولِ</text:span></text:p>
      <text:p text:style-name="P1"><text:span text:style-name="T1">كَاتُ هَلِكُوَ كْوٖيلِ * نِ أُڤُومِ وَلِتِيَ</text:span></text:p>
      <text:p text:style-name="P1"/>
      <text:p text:style-name="P1"><text:span text:style-name="T1">مْوَنْڠَلِيٖ نَ مْتُومِ * أَلِكُوَ هَأَتَامِ</text:span></text:p>
      <text:p text:style-name="P1"><text:span text:style-name="T1">أَلِزِوِيَ أُلِيمِ * مْپَاكَ وَهَايِ كُويَ</text:span></text:p>
      <text:p text:style-name="P1"/>
      <text:p text:style-name="P1"><text:span text:style-name="T1">يَتَاكَ مْنٗ هَذَارِ * كَتِيكَ هِيزٗ خَبَارِ</text:span></text:p>
      <text:p text:style-name="P1"><text:span text:style-name="T1">سِيوٖ مْپٖيسِ كُكِيرِ * يَامْبٗ أُكِلِسِكِيَ</text:span></text:p>
      <text:p text:style-name="P1"/>
      <text:p text:style-name="P1"><text:span text:style-name="T1">تَفِيتِ تَفِيتِ سَانَ * هَاتَ شَاكَ أُوٖ هُونَ</text:span></text:p>
      <text:p text:style-name="P1"><text:span text:style-name="T1">نْدِيپٗ هَاپٗ لَاكٗ نٖينَ * بِيلَ سَبَابُ كُتَايَ</text:span></text:p>
      <text:p text:style-name="P1"/>
      <text:p text:style-name="P1"><text:span text:style-name="T1">هَاپَ سَاسَ نِتَكٗومَ * وَالَ يٗوتٖ سِكُسٖيمَ</text:span></text:p>
      <text:p text:style-name="P1"><text:span text:style-name="T1">لَكِينِ أُكِئَنْدَامَ * هَايَ تَكُسَئِدِيَ</text:span></text:p>
      <text:p text:style-name="P1"><text:soft-page-break/></text:p>
      <text:p text:style-name="P1"><text:span text:style-name="T1">نِيَ نَ يَانْڠُ ذَمِيرِ * كْوَنْدِيكَ كْوَ مَشَئِيرِ</text:span></text:p>
      <text:p text:style-name="P1"><text:span text:style-name="T1">نِ كُئٖنٖيزَ خَبَارِ * كْوَ وٖينْيٖ كُيَسِكِيَ</text:span></text:p>
      <text:p text:style-name="P1"/>
      <text:p text:style-name="P1"><text:span text:style-name="T1">نِ سَهَالِ كُسِكِيزَ * كَسٖيتِ مٗويَ هُوٖيزَ</text:span></text:p>
      <text:p text:style-name="P1"><text:span text:style-name="T1">وٖينْڠِ وَكَپُلِكِيزَ * وَكَسِكِيزَ پَمٗويَ</text:span></text:p>
      <text:p text:style-name="P1"/>
      <text:p text:style-name="P1"><text:span text:style-name="T1">لَاءُ كَامَ نِ كِتَابُ * وَسٗمَاجِ نِ هُبُوبُ</text:span></text:p>
      <text:p text:style-name="P1"><text:span text:style-name="T1">وٖينْڠِ هُؤٗونَ تَأَبُ * كُسِكِيزَ مٖزٗوٖيَ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09:33:59.156205996</meta:creation-date>
    <meta:editing-duration>PT49S</meta:editing-duration>
    <meta:editing-cycles>3</meta:editing-cycles>
    <meta:generator>LibreOffice/4.2.3.3$Linux_X86_64 LibreOffice_project/420m0$Build-3</meta:generator>
    <dc:title>andika</dc:title>
    <dc:date>2014-05-29T09:35:22.323038653</dc:date>
    <meta:document-statistic meta:table-count="0" meta:image-count="0" meta:object-count="0" meta:page-count="44" meta:paragraph-count="492" meta:word-count="3391" meta:character-count="13975" meta:non-whitespace-character-count="11076"/>
  </office:meta>
</office:document-meta>
</file>